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4.628cm"/>
    </style:style>
    <style:style style:name="co6" style:family="table-column">
      <style:table-column-properties fo:break-before="auto" style:column-width="4.792cm"/>
    </style:style>
    <style:style style:name="co7" style:family="table-column">
      <style:table-column-properties fo:break-before="auto" style:column-width="3.022cm"/>
    </style:style>
    <style:style style:name="co8" style:family="table-column">
      <style:table-column-properties fo:break-before="auto" style:column-width="1.579cm"/>
    </style:style>
    <style:style style:name="co9" style:family="table-column">
      <style:table-column-properties fo:break-before="auto" style:column-width="1.797cm"/>
    </style:style>
    <style:style style:name="co10" style:family="table-column">
      <style:table-column-properties fo:break-before="auto" style:column-width="1.667cm"/>
    </style:style>
    <style:style style:name="co11" style:family="table-column">
      <style:table-column-properties fo:break-before="auto" style:column-width="1.806cm"/>
    </style:style>
    <style:style style:name="co12" style:family="table-column">
      <style:table-column-properties fo:break-before="auto" style:column-width="4.815cm"/>
    </style:style>
    <style:style style:name="co13" style:family="table-column">
      <style:table-column-properties fo:break-before="auto" style:column-width="4.579cm"/>
    </style:style>
    <style:style style:name="co14" style:family="table-column">
      <style:table-column-properties fo:break-before="auto" style:column-width="2.1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in-list(&quot;A&quot;;&quot;B&quot;;&quot;C&quot;;&quot;D&quot;;&quot;E&quot;;&quot;F&quot;;&quot;G&quot;;&quot;H&quot;;&quot;I&quot;;&quot;J&quot;;&quot;K&quot;;&quot;L&quot;;&quot;M&quot;;&quot;N&quot;;&quot;O&quot;;&quot;TODO&quot;)" table:allow-empty-cell="true" table:display-list="unsorted" table:base-cell-address="Sheet1.B1">
          <table:error-message table:message-type="stop" table:display="true"/>
        </table:content-validation>
        <table:content-validation table:name="val2" table:condition="of:cell-content-is-in-list(&quot;30&quot;;&quot;44&quot;;&quot;58&quot;;&quot;72&quot;;&quot;86&quot;;&quot;100&quot;;&quot;&quot;)" table:allow-empty-cell="true" table:display-list="unsorted" table:base-cell-address="Sheet1.C1">
          <table:error-message table:message-type="stop" table:display="true"/>
        </table:content-validation>
        <table:content-validation table:name="val3" table:condition="of:cell-content-is-in-list(&quot;0&quot;;&quot;20&quot;;&quot;40&quot;;&quot;60&quot;;&quot;80&quot;;&quot;100&quot;)" table:allow-empty-cell="true" table:display-list="unsorted" table:base-cell-address="Sheet1.D1">
          <table:error-message table:message-type="stop" table:display="true"/>
        </table:content-validation>
        <table:content-validation table:name="val4" table:condition="of:cell-content-is-in-list(&quot;20&quot;;&quot;40&quot;;&quot;60&quot;;&quot;80&quot;;&quot;100&quot;;&quot;&quot;)" table:allow-empty-cell="true" table:display-list="unsorted" table:base-cell-address="Sheet1.E1">
          <table:error-message table:message-type="stop" table:display="true"/>
        </table:content-validation>
      </table:content-validations>
      <table:table table:name="Sheet1" table:style-name="ta1" table:print-ranges="Sheet1.B2:Sheet1.B30 Sheet1.B2:Sheet1.B30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2" table:default-cell-style-name="ce1"/>
        <table:table-column table:style-name="co9" table:default-cell-style-name="ce1"/>
        <table:table-column table:style-name="co3" table:default-cell-style-name="ce1"/>
        <table:table-column table:style-name="co3" table:number-columns-repeated="1011" table:default-cell-style-name="ce2"/>
        <table:table-row table:style-name="ro1">
          <table:table-cell office:value-type="string" calcext:value-type="string">
            <text:p>Teste Numero</text:p>
          </table:table-cell>
          <table:table-cell table:content-validation-name="val1" office:value-type="string" calcext:value-type="string">
            <text:p>Parte do Campo</text:p>
          </table:table-cell>
          <table:table-cell table:content-validation-name="val2" office:value-type="string" calcext:value-type="string">
            <text:p>Contraste</text:p>
          </table:table-cell>
          <table:table-cell table:content-validation-name="val3" office:value-type="string" calcext:value-type="string">
            <text:p>Brilho</text:p>
          </table:table-cell>
          <table:table-cell table:content-validation-name="val4" office:value-type="string" calcext:value-type="string">
            <text:p>Threshold</text:p>
          </table:table-cell>
          <table:table-cell office:value-type="string" calcext:value-type="string">
            <text:p>Qtd de Detectados</text:p>
          </table:table-cell>
          <table:table-cell office:value-type="string" calcext:value-type="string">
            <text:p>Objectos-Cor Encontrados</text:p>
          </table:table-cell>
          <table:table-cell office:value-type="string" calcext:value-type="string">
            <text:p>Cores Encotradas</text:p>
          </table:table-cell>
          <table:table-cell office:value-type="string" calcext:value-type="string">
            <text:p>Qtd Azul</text:p>
          </table:table-cell>
          <table:table-cell office:value-type="string" calcext:value-type="string">
            <text:p>Qtd Amarelo</text:p>
          </table:table-cell>
          <table:table-cell office:value-type="string" calcext:value-type="string">
            <text:p>Qtd Laranja</text:p>
          </table:table-cell>
          <table:table-cell office:value-type="string" calcext:value-type="string">
            <text:p>Qtd Verde</text:p>
          </table:table-cell>
          <table:table-cell office:value-type="string" calcext:value-type="string">
            <text:p>Qtd Vermelho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37-&gt;3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/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  <table:table-row table:style-name="ro1" table:number-rows-repeated="1048565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</table:table>
      <table:table table:name="Testes Total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0" table:default-cell-style-name="ce1"/>
        <table:table-column table:style-name="co8" table:default-cell-style-name="ce4"/>
        <table:table-column table:style-name="co3" table:default-cell-style-name="ce5"/>
        <table:table-column table:style-name="co3" table:default-cell-style-name="ce6"/>
        <table:table-column table:style-name="co9" table:default-cell-style-name="ce7"/>
        <table:table-column table:style-name="co11" table:default-cell-style-name="ce8"/>
        <table:table-column table:style-name="co12" table:default-cell-style-name="ce9"/>
        <table:table-column table:style-name="co13" table:default-cell-style-name="ce2"/>
        <table:table-column table:style-name="co3" table:number-columns-repeated="999" table:default-cell-style-name="ce2"/>
        <table:table-column table:style-name="co3" table:number-columns-repeated="10" table:default-cell-style-name="Default"/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style-name="ce3" office:value-type="string" calcext:value-type="string" table:number-columns-spanned="5" table:number-rows-spanned="1">
            <text:p>Melhor Caso</text:p>
          </table:table-cell>
          <table:covered-table-cell table:number-columns-repeated="4"/>
          <table:table-cell table:style-name="Default" office:value-type="string" calcext:value-type="string">
            <text:p>Encontrados</text:p>
          </table:table-cell>
          <table:table-cell table:style-name="ce9" office:value-type="string" calcext:value-type="string">
            <text:p>Com Precisa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ste Numero</text:p>
          </table:table-cell>
          <table:table-cell table:content-validation-name="val1" office:value-type="string" calcext:value-type="string">
            <text:p>Parte do Campo</text:p>
          </table:table-cell>
          <table:table-cell table:content-validation-name="val2" office:value-type="string" calcext:value-type="string">
            <text:p>Contraste</text:p>
          </table:table-cell>
          <table:table-cell table:content-validation-name="val3" office:value-type="string" calcext:value-type="string">
            <text:p>Brilho</text:p>
          </table:table-cell>
          <table:table-cell table:content-validation-name="val4" office:value-type="string" calcext:value-type="string">
            <text:p>Threshold</text:p>
          </table:table-cell>
          <table:table-cell office:value-type="string" calcext:value-type="string">
            <office:annotation draw:style-name="gr1" draw:text-style-name="P1" svg:width="2.899cm" svg:height="1.781cm" svg:x="17.558cm" svg:y="0.451cm" draw:caption-point-x="-0.61cm" draw:caption-point-y="0.01cm">
              <dc:date>2016-07-29T00:00:00</dc:date>
              <text:p text:style-name="P1"><text:span text:style-name="T1">Total de Objetos detectados pela detecção de contornos.</text:span></text:p>
            </office:annotation>
            <text:p>Qtd de Detectados</text:p>
          </table:table-cell>
          <table:table-cell office:value-type="string" calcext:value-type="string">
            <office:annotation draw:style-name="gr1" draw:text-style-name="P1" svg:width="2.899cm" svg:height="1.781cm" svg:x="22.35cm" svg:y="0.451cm" draw:caption-point-x="-0.61cm" draw:caption-point-y="0.01cm">
              <dc:date>2016-07-29T00:00:00</dc:date>
              <text:p text:style-name="P1"><text:span text:style-name="T1">Objetos CorCalibrada após processamento</text:span></text:p>
            </office:annotation>
            <text:p>Objectos-Cor Encontrados</text:p>
          </table:table-cell>
          <table:table-cell office:value-type="string" calcext:value-type="string">
            <office:annotation draw:style-name="gr1" draw:text-style-name="P1" svg:width="2.899cm" svg:height="4.151cm" svg:x="24.017cm" svg:y="0cm" draw:caption-point-x="-0.61cm" draw:caption-point-y="0.461cm">
              <dc:date>2016-07-29T00:00:00</dc:date>
              <text:p text:style-name="P1"><text:span text:style-name="T1">Considera-se objeto encontrado o objeto com preenchimento não somente bordas e </text:span></text:p>
              <text:p text:style-name="P1"><text:span text:style-name="T1">somente de uma mesma cor</text:span></text:p>
              <text:p text:style-name="P1"><text:span text:style-name="T1"/></text:p>
            </office:annotation>
            <text:p>Cores Encotradas</text:p>
          </table:table-cell>
          <table:table-cell office:value-type="string" calcext:value-type="string">
            <text:p>Qtd Azul</text:p>
          </table:table-cell>
          <table:table-cell office:value-type="string" calcext:value-type="string">
            <text:p>Qtd Amarelo</text:p>
          </table:table-cell>
          <table:table-cell office:value-type="string" calcext:value-type="string">
            <text:p>Qtd Laranja</text:p>
          </table:table-cell>
          <table:table-cell office:value-type="string" calcext:value-type="string">
            <text:p>Qtd Verde</text:p>
          </table:table-cell>
          <table:table-cell office:value-type="string" calcext:value-type="string">
            <text:p>Qtd Vermelho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3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IF([.I3];1;0);IF([.J3];1;0);IF([.K3];1;0);IF([.L3];1;0);IF([.M3];1;0))" office:value-type="float" office:value="0" calcext:value-type="float">
            <text:p>0</text:p>
          </table:table-cell>
          <table:table-cell table:style-name="ce9" table:formula="of:=SUM(IF([.J3]=15;1;0);IF([.K3]=15;1;0);IF([.L3]=15;1;0);IF([.M3]=15;1;0);IF([.I3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IF([.I4];1;0);IF([.J4];1;0);IF([.K4];1;0);IF([.L4];1;0);IF([.M4];1;0))" office:value-type="float" office:value="0" calcext:value-type="float">
            <text:p>0</text:p>
          </table:table-cell>
          <table:table-cell table:style-name="ce9" table:formula="of:=SUM(IF([.J4]=15;1;0);IF([.K4]=15;1;0);IF([.L4]=15;1;0);IF([.M4]=15;1;0);IF([.I4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IF([.I5];1;0);IF([.J5];1;0);IF([.K5];1;0);IF([.L5];1;0);IF([.M5];1;0))" office:value-type="float" office:value="0" calcext:value-type="float">
            <text:p>0</text:p>
          </table:table-cell>
          <table:table-cell table:style-name="ce9" table:formula="of:=SUM(IF([.J5]=15;1;0);IF([.K5]=15;1;0);IF([.L5]=15;1;0);IF([.M5]=15;1;0);IF([.I5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IF([.I6];1;0);IF([.J6];1;0);IF([.K6];1;0);IF([.L6];1;0);IF([.M6];1;0))" office:value-type="float" office:value="0" calcext:value-type="float">
            <text:p>0</text:p>
          </table:table-cell>
          <table:table-cell table:style-name="ce9" table:formula="of:=SUM(IF([.J6]=15;1;0);IF([.K6]=15;1;0);IF([.L6]=15;1;0);IF([.M6]=15;1;0);IF([.I6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IF([.I7];1;0);IF([.J7];1;0);IF([.K7];1;0);IF([.L7];1;0);IF([.M7];1;0))" office:value-type="float" office:value="0" calcext:value-type="float">
            <text:p>0</text:p>
          </table:table-cell>
          <table:table-cell table:style-name="ce9" table:formula="of:=SUM(IF([.J7]=15;1;0);IF([.K7]=15;1;0);IF([.L7]=15;1;0);IF([.M7]=15;1;0);IF([.I7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74</text:p>
          </table:table-cell>
          <table:table-cell office:value-type="float" office:value="22" calcext:value-type="float">
            <text:p>2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8];1;0);IF([.J8];1;0);IF([.K8];1;0);IF([.L8];1;0);IF([.M8];1;0))" office:value-type="float" office:value="0" calcext:value-type="float">
            <text:p>0</text:p>
          </table:table-cell>
          <table:table-cell table:style-name="ce9" table:formula="of:=SUM(IF([.J8]=15;1;0);IF([.K8]=15;1;0);IF([.L8]=15;1;0);IF([.M8]=15;1;0);IF([.I8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41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9];1;0);IF([.J9];1;0);IF([.K9];1;0);IF([.L9];1;0);IF([.M9];1;0))" office:value-type="float" office:value="0" calcext:value-type="float">
            <text:p>0</text:p>
          </table:table-cell>
          <table:table-cell table:style-name="ce9" table:formula="of:=SUM(IF([.J9]=15;1;0);IF([.K9]=15;1;0);IF([.L9]=15;1;0);IF([.M9]=15;1;0);IF([.I9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35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10];1;0);IF([.J10];1;0);IF([.K10];1;0);IF([.L10];1;0);IF([.M10];1;0))" office:value-type="float" office:value="0" calcext:value-type="float">
            <text:p>0</text:p>
          </table:table-cell>
          <table:table-cell table:style-name="ce9" table:formula="of:=SUM(IF([.J10]=15;1;0);IF([.K10]=15;1;0);IF([.L10]=15;1;0);IF([.M10]=15;1;0);IF([.I10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2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11];1;0);IF([.J11];1;0);IF([.K11];1;0);IF([.L11];1;0);IF([.M11];1;0))" office:value-type="float" office:value="0" calcext:value-type="float">
            <text:p>0</text:p>
          </table:table-cell>
          <table:table-cell table:style-name="ce9" table:formula="of:=SUM(IF([.J11]=15;1;0);IF([.K11]=15;1;0);IF([.L11]=15;1;0);IF([.M11]=15;1;0);IF([.I11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1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12];1;0);IF([.J12];1;0);IF([.K12];1;0);IF([.L12];1;0);IF([.M12];1;0))" office:value-type="float" office:value="0" calcext:value-type="float">
            <text:p>0</text:p>
          </table:table-cell>
          <table:table-cell table:style-name="ce9" table:formula="of:=SUM(IF([.J12]=15;1;0);IF([.K12]=15;1;0);IF([.L12]=15;1;0);IF([.M12]=15;1;0);IF([.I12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7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IF([.I13];1;0);IF([.J13];1;0);IF([.K13];1;0);IF([.L13];1;0);IF([.M13];1;0))" office:value-type="float" office:value="1" calcext:value-type="float">
            <text:p>1</text:p>
          </table:table-cell>
          <table:table-cell table:style-name="ce9" table:formula="of:=SUM(IF([.J13]=15;1;0);IF([.K13]=15;1;0);IF([.L13]=15;1;0);IF([.M13]=15;1;0);IF([.I13]=15;1;0))" office:value-type="float" office:value="0" calcext:value-type="float">
            <text:p>0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67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I14];1;0);IF([.J14];1;0);IF([.K14];1;0);IF([.L14];1;0);IF([.M14];1;0))" office:value-type="float" office:value="1" calcext:value-type="float">
            <text:p>1</text:p>
          </table:table-cell>
          <table:table-cell table:style-name="ce9" table:formula="of:=SUM(IF([.J14]=15;1;0);IF([.K14]=15;1;0);IF([.L14]=15;1;0);IF([.M14]=15;1;0);IF([.I14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5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I15];1;0);IF([.J15];1;0);IF([.K15];1;0);IF([.L15];1;0);IF([.M15];1;0))" office:value-type="float" office:value="1" calcext:value-type="float">
            <text:p>1</text:p>
          </table:table-cell>
          <table:table-cell table:style-name="ce9" table:formula="of:=SUM(IF([.J15]=15;1;0);IF([.K15]=15;1;0);IF([.L15]=15;1;0);IF([.M15]=15;1;0);IF([.I15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3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I16];1;0);IF([.J16];1;0);IF([.K16];1;0);IF([.L16];1;0);IF([.M16];1;0))" office:value-type="float" office:value="1" calcext:value-type="float">
            <text:p>1</text:p>
          </table:table-cell>
          <table:table-cell table:style-name="ce9" table:formula="of:=SUM(IF([.J16]=15;1;0);IF([.K16]=15;1;0);IF([.L16]=15;1;0);IF([.M16]=15;1;0);IF([.I16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32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17];1;0);IF([.J17];1;0);IF([.K17];1;0);IF([.L17];1;0);IF([.M17];1;0))" office:value-type="float" office:value="0" calcext:value-type="float">
            <text:p>0</text:p>
          </table:table-cell>
          <table:table-cell table:style-name="ce9" table:formula="of:=SUM(IF([.J17]=15;1;0);IF([.K17]=15;1;0);IF([.L17]=15;1;0);IF([.M17]=15;1;0);IF([.I17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9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SUM(IF([.I18];1;0);IF([.J18];1;0);IF([.K18];1;0);IF([.L18];1;0);IF([.M18];1;0))" office:value-type="float" office:value="5" calcext:value-type="float">
            <text:p>5</text:p>
          </table:table-cell>
          <table:table-cell table:style-name="ce9" table:formula="of:=SUM(IF([.J18]=15;1;0);IF([.K18]=15;1;0);IF([.L18]=15;1;0);IF([.M18]=15;1;0);IF([.I18]=15;1;0)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1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office:annotation draw:style-name="gr1" draw:text-style-name="P1" svg:width="2.899cm" svg:height="1.781cm" svg:x="25.596cm" svg:y="6.628cm" draw:caption-point-x="-0.61cm" draw:caption-point-y="1.51cm">
              <dc:date>2016-07-29T00:00:00</dc:date>
              <text:p text:style-name="P1"><text:span text:style-name="T1">Tamanho ½ do tamanho do quadrado</text:span></text:p>
              <text:p text:style-name="P1"><text:span text:style-name="T1"/></text:p>
            </office:annotation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SUM(IF([.I19];1;0);IF([.J19];1;0);IF([.K19];1;0);IF([.L19];1;0);IF([.M19];1;0))" office:value-type="float" office:value="5" calcext:value-type="float">
            <text:p>5</text:p>
          </table:table-cell>
          <table:table-cell table:style-name="ce9" table:formula="of:=SUM(IF([.J19]=15;1;0);IF([.K19]=15;1;0);IF([.L19]=15;1;0);IF([.M19]=15;1;0);IF([.I19]=15;1;0)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2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office:annotation draw:style-name="gr2" draw:text-style-name="P1" svg:width="2.899cm" svg:height="0.67cm" svg:x="25.596cm" svg:y="7.079cm" draw:caption-point-x="-0.61cm" draw:caption-point-y="1.51cm">
              <dc:date>2016-07-29T00:00:00</dc:date>
              <text:p/>
            </office:annotation>
            <text:p>6</text:p>
          </table:table-cell>
          <table:table-cell table:number-columns-repeated="4" office:value-type="float" office:value="15" calcext:value-type="float">
            <text:p>15</text:p>
          </table:table-cell>
          <table:table-cell table:formula="of:=SUM(IF([.I20];1;0);IF([.J20];1;0);IF([.K20];1;0);IF([.L20];1;0);IF([.M20];1;0))" office:value-type="float" office:value="5" calcext:value-type="float">
            <text:p>5</text:p>
          </table:table-cell>
          <table:table-cell table:style-name="ce9" table:formula="of:=SUM(IF([.J20]=15;1;0);IF([.K20]=15;1;0);IF([.L20]=15;1;0);IF([.M20]=15;1;0);IF([.I20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58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IF([.I21];1;0);IF([.J21];1;0);IF([.K21];1;0);IF([.L21];1;0);IF([.M21];1;0))" office:value-type="float" office:value="3" calcext:value-type="float">
            <text:p>3</text:p>
          </table:table-cell>
          <table:table-cell table:style-name="ce9" table:formula="of:=SUM(IF([.J21]=15;1;0);IF([.K21]=15;1;0);IF([.L21]=15;1;0);IF([.M21]=15;1;0);IF([.I21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4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UM(IF([.I22];1;0);IF([.J22];1;0);IF([.K22];1;0);IF([.L22];1;0);IF([.M22];1;0))" office:value-type="float" office:value="3" calcext:value-type="float">
            <text:p>3</text:p>
          </table:table-cell>
          <table:table-cell table:style-name="ce9" table:formula="of:=SUM(IF([.J22]=15;1;0);IF([.K22]=15;1;0);IF([.L22]=15;1;0);IF([.M22]=15;1;0);IF([.I22]=15;1;0)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113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23];1;0);IF([.J23];1;0);IF([.K23];1;0);IF([.L23];1;0);IF([.M23];1;0))" office:value-type="float" office:value="4" calcext:value-type="float">
            <text:p>4</text:p>
          </table:table-cell>
          <table:table-cell table:style-name="ce9" table:formula="of:=SUM(IF([.J23]=15;1;0);IF([.K23]=15;1;0);IF([.L23]=15;1;0);IF([.M23]=15;1;0);IF([.I23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24];1;0);IF([.J24];1;0);IF([.K24];1;0);IF([.L24];1;0);IF([.M24];1;0))" office:value-type="float" office:value="4" calcext:value-type="float">
            <text:p>4</text:p>
          </table:table-cell>
          <table:table-cell table:style-name="ce9" table:formula="of:=SUM(IF([.J24]=15;1;0);IF([.K24]=15;1;0);IF([.L24]=15;1;0);IF([.M24]=15;1;0);IF([.I24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5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SUM(IF([.I25];1;0);IF([.J25];1;0);IF([.K25];1;0);IF([.L25];1;0);IF([.M25];1;0))" office:value-type="float" office:value="5" calcext:value-type="float">
            <text:p>5</text:p>
          </table:table-cell>
          <table:table-cell table:style-name="ce9" table:formula="of:=SUM(IF([.J25]=15;1;0);IF([.K25]=15;1;0);IF([.L25]=15;1;0);IF([.M25]=15;1;0);IF([.I25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6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26];1;0);IF([.J26];1;0);IF([.K26];1;0);IF([.L26];1;0);IF([.M26];1;0))" office:value-type="float" office:value="5" calcext:value-type="float">
            <text:p>5</text:p>
          </table:table-cell>
          <table:table-cell table:style-name="ce9" table:formula="of:=SUM(IF([.J26]=15;1;0);IF([.K26]=15;1;0);IF([.L26]=15;1;0);IF([.M26]=15;1;0);IF([.I26]=15;1;0)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5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27];1;0);IF([.J27];1;0);IF([.K27];1;0);IF([.L27];1;0);IF([.M27];1;0))" office:value-type="float" office:value="5" calcext:value-type="float">
            <text:p>5</text:p>
          </table:table-cell>
          <table:table-cell table:style-name="ce9" table:formula="of:=SUM(IF([.J27]=15;1;0);IF([.K27]=15;1;0);IF([.L27]=15;1;0);IF([.M27]=15;1;0);IF([.I27]=15;1;0))" office:value-type="float" office:value="5" calcext:value-type="float">
            <text:p>5</text:p>
          </table:table-cell>
          <table:table-cell table:style-name="ce10" office:value-type="string" calcext:value-type="string">
            <text:p>Valores Maximos Obtidos nos 10 primeiros objetos</text:p>
          </table:table-cell>
          <table:table-cell table:number-columns-repeated="1008"/>
        </table:table-row>
        <table:table-row table:style-name="ro1"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13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28];1;0);IF([.J28];1;0);IF([.K28];1;0);IF([.L28];1;0);IF([.M28];1;0))" office:value-type="float" office:value="4" calcext:value-type="float">
            <text:p>4</text:p>
          </table:table-cell>
          <table:table-cell table:style-name="ce9" table:formula="of:=SUM(IF([.J28]=15;1;0);IF([.K28]=15;1;0);IF([.L28]=15;1;0);IF([.M28]=15;1;0);IF([.I28]=15;1;0))" office:value-type="float" office:value="4" calcext:value-type="float">
            <text:p>4</text:p>
          </table:table-cell>
          <table:table-cell table:style-name="ce11" table:number-columns-repeated="999"/>
          <table:table-cell table:style-name="ce13" table:number-columns-repeated="9"/>
          <table:table-cell table:style-name="ce15"/>
        </table:table-row>
        <table:table-row table:style-name="ro1"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5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29];1;0);IF([.J29];1;0);IF([.K29];1;0);IF([.L29];1;0);IF([.M29];1;0))" office:value-type="float" office:value="4" calcext:value-type="float">
            <text:p>4</text:p>
          </table:table-cell>
          <table:table-cell table:style-name="ce9" table:formula="of:=SUM(IF([.J29]=15;1;0);IF([.K29]=15;1;0);IF([.L29]=15;1;0);IF([.M29]=15;1;0);IF([.I29]=15;1;0))" office:value-type="float" office:value="4" calcext:value-type="float">
            <text:p>4</text:p>
          </table:table-cell>
          <table:table-cell table:number-columns-repeated="1008"/>
          <table:table-cell table:style-name="ce16"/>
        </table:table-row>
        <table:table-row table:style-name="ro1"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30];1;0);IF([.J30];1;0);IF([.K30];1;0);IF([.L30];1;0);IF([.M30];1;0))" office:value-type="float" office:value="4" calcext:value-type="float">
            <text:p>4</text:p>
          </table:table-cell>
          <table:table-cell table:style-name="ce9" table:formula="of:=SUM(IF([.J30]=15;1;0);IF([.K30]=15;1;0);IF([.L30]=15;1;0);IF([.M30]=15;1;0);IF([.I30]=15;1;0))" office:value-type="float" office:value="4" calcext:value-type="float">
            <text:p>4</text:p>
          </table:table-cell>
          <table:table-cell table:number-columns-repeated="1008"/>
          <table:table-cell table:style-name="ce16"/>
        </table:table-row>
        <table:table-row table:style-name="ro1">
          <table:table-cell office:value-type="float" office:value="29" calcext:value-type="float">
            <text:p>2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59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31];1;0);IF([.J31];1;0);IF([.K31];1;0);IF([.L31];1;0);IF([.M31];1;0))" office:value-type="float" office:value="4" calcext:value-type="float">
            <text:p>4</text:p>
          </table:table-cell>
          <table:table-cell table:style-name="ce9" table:formula="of:=SUM(IF([.J31]=15;1;0);IF([.K31]=15;1;0);IF([.L31]=15;1;0);IF([.M31]=15;1;0);IF([.I31]=15;1;0))" office:value-type="float" office:value="3" calcext:value-type="float">
            <text:p>3</text:p>
          </table:table-cell>
          <table:table-cell table:number-columns-repeated="1008"/>
          <table:table-cell table:style-name="ce16"/>
        </table:table-row>
        <table:table-row table:style-name="ro1"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5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SUM(IF([.I32];1;0);IF([.J32];1;0);IF([.K32];1;0);IF([.L32];1;0);IF([.M32];1;0))" office:value-type="float" office:value="4" calcext:value-type="float">
            <text:p>4</text:p>
          </table:table-cell>
          <table:table-cell table:style-name="ce9" table:formula="of:=SUM(IF([.J32]=15;1;0);IF([.K32]=15;1;0);IF([.L32]=15;1;0);IF([.M32]=15;1;0);IF([.I32]=15;1;0))" office:value-type="float" office:value="2" calcext:value-type="float">
            <text:p>2</text:p>
          </table:table-cell>
          <table:table-cell table:style-name="ce12" table:number-columns-repeated="999"/>
          <table:table-cell table:style-name="ce14" table:number-columns-repeated="9"/>
          <table:table-cell table:style-name="ce17"/>
        </table:table-row>
        <table:table-row table:style-name="ro1"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45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33];1;0);IF([.J33];1;0);IF([.K33];1;0);IF([.L33];1;0);IF([.M33];1;0))" office:value-type="float" office:value="0" calcext:value-type="float">
            <text:p>0</text:p>
          </table:table-cell>
          <table:table-cell table:style-name="ce9" table:formula="of:=SUM(IF([.J33]=15;1;0);IF([.K33]=15;1;0);IF([.L33]=15;1;0);IF([.M33]=15;1;0);IF([.I33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3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34];1;0);IF([.J34];1;0);IF([.K34];1;0);IF([.L34];1;0);IF([.M34];1;0))" office:value-type="float" office:value="0" calcext:value-type="float">
            <text:p>0</text:p>
          </table:table-cell>
          <table:table-cell table:style-name="ce9" table:formula="of:=SUM(IF([.J34]=15;1;0);IF([.K34]=15;1;0);IF([.L34]=15;1;0);IF([.M34]=15;1;0);IF([.I34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35];1;0);IF([.J35];1;0);IF([.K35];1;0);IF([.L35];1;0);IF([.M35];1;0))" office:value-type="float" office:value="0" calcext:value-type="float">
            <text:p>0</text:p>
          </table:table-cell>
          <table:table-cell table:style-name="ce9" table:formula="of:=SUM(IF([.J35]=15;1;0);IF([.K35]=15;1;0);IF([.L35]=15;1;0);IF([.M35]=15;1;0);IF([.I35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IF([.I36];1;0);IF([.J36];1;0);IF([.K36];1;0);IF([.L36];1;0);IF([.M36];1;0))" office:value-type="float" office:value="0" calcext:value-type="float">
            <text:p>0</text:p>
          </table:table-cell>
          <table:table-cell table:style-name="ce9" table:formula="of:=SUM(IF([.J36]=15;1;0);IF([.K36]=15;1;0);IF([.L36]=15;1;0);IF([.M36]=15;1;0);IF([.I36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5" calcext:value-type="float">
            <text:p>3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IF([.I37];1;0);IF([.J37];1;0);IF([.K37];1;0);IF([.L37];1;0);IF([.M37];1;0))" office:value-type="float" office:value="0" calcext:value-type="float">
            <text:p>0</text:p>
          </table:table-cell>
          <table:table-cell table:style-name="ce9" table:formula="of:=SUM(IF([.J37]=15;1;0);IF([.K37]=15;1;0);IF([.L37]=15;1;0);IF([.M37]=15;1;0);IF([.I37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81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38];1;0);IF([.J38];1;0);IF([.K38];1;0);IF([.L38];1;0);IF([.M38];1;0))" office:value-type="float" office:value="0" calcext:value-type="float">
            <text:p>0</text:p>
          </table:table-cell>
          <table:table-cell table:style-name="ce9" table:formula="of:=SUM(IF([.J38]=15;1;0);IF([.K38]=15;1;0);IF([.L38]=15;1;0);IF([.M38]=15;1;0);IF([.I38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7" calcext:value-type="float">
            <text:p>3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54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39];1;0);IF([.J39];1;0);IF([.K39];1;0);IF([.L39];1;0);IF([.M39];1;0))" office:value-type="float" office:value="0" calcext:value-type="float">
            <text:p>0</text:p>
          </table:table-cell>
          <table:table-cell table:style-name="ce9" table:formula="of:=SUM(IF([.J39]=15;1;0);IF([.K39]=15;1;0);IF([.L39]=15;1;0);IF([.M39]=15;1;0);IF([.I39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8" calcext:value-type="float">
            <text:p>3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37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40];1;0);IF([.J40];1;0);IF([.K40];1;0);IF([.L40];1;0);IF([.M40];1;0))" office:value-type="float" office:value="0" calcext:value-type="float">
            <text:p>0</text:p>
          </table:table-cell>
          <table:table-cell table:style-name="ce9" table:formula="of:=SUM(IF([.J40]=15;1;0);IF([.K40]=15;1;0);IF([.L40]=15;1;0);IF([.M40]=15;1;0);IF([.I40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9" calcext:value-type="float">
            <text:p>3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29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41];1;0);IF([.J41];1;0);IF([.K41];1;0);IF([.L41];1;0);IF([.M41];1;0))" office:value-type="float" office:value="0" calcext:value-type="float">
            <text:p>0</text:p>
          </table:table-cell>
          <table:table-cell table:style-name="ce9" table:formula="of:=SUM(IF([.J41]=15;1;0);IF([.K41]=15;1;0);IF([.L41]=15;1;0);IF([.M41]=15;1;0);IF([.I41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2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42];1;0);IF([.J42];1;0);IF([.K42];1;0);IF([.L42];1;0);IF([.M42];1;0))" office:value-type="float" office:value="0" calcext:value-type="float">
            <text:p>0</text:p>
          </table:table-cell>
          <table:table-cell table:style-name="ce9" table:formula="of:=SUM(IF([.J42]=15;1;0);IF([.K42]=15;1;0);IF([.L42]=15;1;0);IF([.M42]=15;1;0);IF([.I42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1" calcext:value-type="float">
            <text:p>4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9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IF([.I43];1;0);IF([.J43];1;0);IF([.K43];1;0);IF([.L43];1;0);IF([.M43];1;0))" office:value-type="float" office:value="1" calcext:value-type="float">
            <text:p>1</text:p>
          </table:table-cell>
          <table:table-cell table:style-name="ce9" table:formula="of:=SUM(IF([.J43]=15;1;0);IF([.K43]=15;1;0);IF([.L43]=15;1;0);IF([.M43]=15;1;0);IF([.I43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2" calcext:value-type="float">
            <text:p>4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SUM(IF([.I44];1;0);IF([.J44];1;0);IF([.K44];1;0);IF([.L44];1;0);IF([.M44];1;0))" office:value-type="float" office:value="2" calcext:value-type="float">
            <text:p>2</text:p>
          </table:table-cell>
          <table:table-cell table:style-name="ce9" table:formula="of:=SUM(IF([.J44]=15;1;0);IF([.K44]=15;1;0);IF([.L44]=15;1;0);IF([.M44]=15;1;0);IF([.I44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3" calcext:value-type="float">
            <text:p>4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IF([.I45];1;0);IF([.J45];1;0);IF([.K45];1;0);IF([.L45];1;0);IF([.M45];1;0))" office:value-type="float" office:value="1" calcext:value-type="float">
            <text:p>1</text:p>
          </table:table-cell>
          <table:table-cell table:style-name="ce9" table:formula="of:=SUM(IF([.J45]=15;1;0);IF([.K45]=15;1;0);IF([.L45]=15;1;0);IF([.M45]=15;1;0);IF([.I45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4" calcext:value-type="float">
            <text:p>4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40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46];1;0);IF([.J46];1;0);IF([.K46];1;0);IF([.L46];1;0);IF([.M46];1;0))" office:value-type="float" office:value="0" calcext:value-type="float">
            <text:p>0</text:p>
          </table:table-cell>
          <table:table-cell table:style-name="ce9" table:formula="of:=SUM(IF([.J46]=15;1;0);IF([.K46]=15;1;0);IF([.L46]=15;1;0);IF([.M46]=15;1;0);IF([.I46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5" calcext:value-type="float">
            <text:p>4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31</text:p>
          </table:table-cell>
          <table:table-cell office:value-type="float" office:value="22" calcext:value-type="float">
            <text:p>2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47];1;0);IF([.J47];1;0);IF([.K47];1;0);IF([.L47];1;0);IF([.M47];1;0))" office:value-type="float" office:value="0" calcext:value-type="float">
            <text:p>0</text:p>
          </table:table-cell>
          <table:table-cell table:style-name="ce9" table:formula="of:=SUM(IF([.J47]=15;1;0);IF([.K47]=15;1;0);IF([.L47]=15;1;0);IF([.M47]=15;1;0);IF([.I47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100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48];1;0);IF([.J48];1;0);IF([.K48];1;0);IF([.L48];1;0);IF([.M48];1;0))" office:value-type="float" office:value="5" calcext:value-type="float">
            <text:p>5</text:p>
          </table:table-cell>
          <table:table-cell table:style-name="ce9" table:formula="of:=SUM(IF([.J48]=15;1;0);IF([.K48]=15;1;0);IF([.L48]=15;1;0);IF([.M48]=15;1;0);IF([.I48]=15;1;0)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47" calcext:value-type="float">
            <text:p>4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49];1;0);IF([.J49];1;0);IF([.K49];1;0);IF([.L49];1;0);IF([.M49];1;0))" office:value-type="float" office:value="5" calcext:value-type="float">
            <text:p>5</text:p>
          </table:table-cell>
          <table:table-cell table:style-name="ce9" table:formula="of:=SUM(IF([.J49]=15;1;0);IF([.K49]=15;1;0);IF([.L49]=15;1;0);IF([.M49]=15;1;0);IF([.I49]=15;1;0)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48" calcext:value-type="float">
            <text:p>4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5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50];1;0);IF([.J50];1;0);IF([.K50];1;0);IF([.L50];1;0);IF([.M50];1;0))" office:value-type="float" office:value="5" calcext:value-type="float">
            <text:p>5</text:p>
          </table:table-cell>
          <table:table-cell table:style-name="ce9" table:formula="of:=SUM(IF([.J50]=15;1;0);IF([.K50]=15;1;0);IF([.L50]=15;1;0);IF([.M50]=15;1;0);IF([.I50]=15;1;0)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49" calcext:value-type="float">
            <text:p>4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6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SUM(IF([.I51];1;0);IF([.J51];1;0);IF([.K51];1;0);IF([.L51];1;0);IF([.M51];1;0))" office:value-type="float" office:value="4" calcext:value-type="float">
            <text:p>4</text:p>
          </table:table-cell>
          <table:table-cell table:style-name="ce9" table:formula="of:=SUM(IF([.J51]=15;1;0);IF([.K51]=15;1;0);IF([.L51]=15;1;0);IF([.M51]=15;1;0);IF([.I51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4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SUM(IF([.I52];1;0);IF([.J52];1;0);IF([.K52];1;0);IF([.L52];1;0);IF([.M52];1;0))" office:value-type="float" office:value="3" calcext:value-type="float">
            <text:p>3</text:p>
          </table:table-cell>
          <table:table-cell table:style-name="ce9" table:formula="of:=SUM(IF([.J52]=15;1;0);IF([.K52]=15;1;0);IF([.L52]=15;1;0);IF([.M52]=15;1;0);IF([.I52]=15;1;0)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51" calcext:value-type="float">
            <text:p>5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120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SUM(IF([.I53];1;0);IF([.J53];1;0);IF([.K53];1;0);IF([.L53];1;0);IF([.M53];1;0))" office:value-type="float" office:value="5" calcext:value-type="float">
            <text:p>5</text:p>
          </table:table-cell>
          <table:table-cell table:style-name="ce9" table:formula="of:=SUM(IF([.J53]=15;1;0);IF([.K53]=15;1;0);IF([.L53]=15;1;0);IF([.M53]=15;1;0);IF([.I53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52" calcext:value-type="float">
            <text:p>5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SUM(IF([.I54];1;0);IF([.J54];1;0);IF([.K54];1;0);IF([.L54];1;0);IF([.M54];1;0))" office:value-type="float" office:value="5" calcext:value-type="float">
            <text:p>5</text:p>
          </table:table-cell>
          <table:table-cell table:style-name="ce9" table:formula="of:=SUM(IF([.J54]=15;1;0);IF([.K54]=15;1;0);IF([.L54]=15;1;0);IF([.M54]=15;1;0);IF([.I54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53" calcext:value-type="float">
            <text:p>5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70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5" calcext:value-type="float">
            <text:p>15</text:p>
          </table:table-cell>
          <table:table-cell table:formula="of:=SUM(IF([.I55];1;0);IF([.J55];1;0);IF([.K55];1;0);IF([.L55];1;0);IF([.M55];1;0))" office:value-type="float" office:value="5" calcext:value-type="float">
            <text:p>5</text:p>
          </table:table-cell>
          <table:table-cell table:style-name="ce9" table:formula="of:=SUM(IF([.J55]=15;1;0);IF([.K55]=15;1;0);IF([.L55]=15;1;0);IF([.M55]=15;1;0);IF([.I55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54" calcext:value-type="float">
            <text:p>5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65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SUM(IF([.I56];1;0);IF([.J56];1;0);IF([.K56];1;0);IF([.L56];1;0);IF([.M56];1;0))" office:value-type="float" office:value="4" calcext:value-type="float">
            <text:p>4</text:p>
          </table:table-cell>
          <table:table-cell table:style-name="ce9" table:formula="of:=SUM(IF([.J56]=15;1;0);IF([.K56]=15;1;0);IF([.L56]=15;1;0);IF([.M56]=15;1;0);IF([.I56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55" calcext:value-type="float">
            <text:p>5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5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SUM(IF([.I57];1;0);IF([.J57];1;0);IF([.K57];1;0);IF([.L57];1;0);IF([.M57];1;0))" office:value-type="float" office:value="4" calcext:value-type="float">
            <text:p>4</text:p>
          </table:table-cell>
          <table:table-cell table:style-name="ce9" table:formula="of:=SUM(IF([.J57]=15;1;0);IF([.K57]=15;1;0);IF([.L57]=15;1;0);IF([.M57]=15;1;0);IF([.I57]=15;1;0)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56" calcext:value-type="float">
            <text:p>5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130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58];1;0);IF([.J58];1;0);IF([.K58];1;0);IF([.L58];1;0);IF([.M58];1;0))" office:value-type="float" office:value="4" calcext:value-type="float">
            <text:p>4</text:p>
          </table:table-cell>
          <table:table-cell table:style-name="ce9" table:formula="of:=SUM(IF([.J58]=15;1;0);IF([.K58]=15;1;0);IF([.L58]=15;1;0);IF([.M58]=15;1;0);IF([.I58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57" calcext:value-type="float">
            <text:p>5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5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59];1;0);IF([.J59];1;0);IF([.K59];1;0);IF([.L59];1;0);IF([.M59];1;0))" office:value-type="float" office:value="4" calcext:value-type="float">
            <text:p>4</text:p>
          </table:table-cell>
          <table:table-cell table:style-name="ce9" table:formula="of:=SUM(IF([.J59]=15;1;0);IF([.K59]=15;1;0);IF([.L59]=15;1;0);IF([.M59]=15;1;0);IF([.I59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58" calcext:value-type="float">
            <text:p>5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3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60];1;0);IF([.J60];1;0);IF([.K60];1;0);IF([.L60];1;0);IF([.M60];1;0))" office:value-type="float" office:value="4" calcext:value-type="float">
            <text:p>4</text:p>
          </table:table-cell>
          <table:table-cell table:style-name="ce9" table:formula="of:=SUM(IF([.J60]=15;1;0);IF([.K60]=15;1;0);IF([.L60]=15;1;0);IF([.M60]=15;1;0);IF([.I60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59" calcext:value-type="float">
            <text:p>5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60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I61];1;0);IF([.J61];1;0);IF([.K61];1;0);IF([.L61];1;0);IF([.M61];1;0))" office:value-type="float" office:value="3" calcext:value-type="float">
            <text:p>3</text:p>
          </table:table-cell>
          <table:table-cell table:style-name="ce9" table:formula="of:=SUM(IF([.J61]=15;1;0);IF([.K61]=15;1;0);IF([.L61]=15;1;0);IF([.M61]=15;1;0);IF([.I61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60" calcext:value-type="float">
            <text:p>6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5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62];1;0);IF([.J62];1;0);IF([.K62];1;0);IF([.L62];1;0);IF([.M62];1;0))" office:value-type="float" office:value="4" calcext:value-type="float">
            <text:p>4</text:p>
          </table:table-cell>
          <table:table-cell table:style-name="ce9" table:formula="of:=SUM(IF([.J62]=15;1;0);IF([.K62]=15;1;0);IF([.L62]=15;1;0);IF([.M62]=15;1;0);IF([.I62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61" calcext:value-type="float">
            <text:p>6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IF([.I63];1;0);IF([.J63];1;0);IF([.K63];1;0);IF([.L63];1;0);IF([.M63];1;0))" office:value-type="float" office:value="0" calcext:value-type="float">
            <text:p>0</text:p>
          </table:table-cell>
          <table:table-cell table:style-name="ce9" table:formula="of:=SUM(IF([.J63]=15;1;0);IF([.K63]=15;1;0);IF([.L63]=15;1;0);IF([.M63]=15;1;0);IF([.I63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2" calcext:value-type="float">
            <text:p>6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35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64];1;0);IF([.J64];1;0);IF([.K64];1;0);IF([.L64];1;0);IF([.M64];1;0))" office:value-type="float" office:value="0" calcext:value-type="float">
            <text:p>0</text:p>
          </table:table-cell>
          <table:table-cell table:style-name="ce9" table:formula="of:=SUM(IF([.J64]=15;1;0);IF([.K64]=15;1;0);IF([.L64]=15;1;0);IF([.M64]=15;1;0);IF([.I64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3" calcext:value-type="float">
            <text:p>6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2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65];1;0);IF([.J65];1;0);IF([.K65];1;0);IF([.L65];1;0);IF([.M65];1;0))" office:value-type="float" office:value="0" calcext:value-type="float">
            <text:p>0</text:p>
          </table:table-cell>
          <table:table-cell table:style-name="ce9" table:formula="of:=SUM(IF([.J65]=15;1;0);IF([.K65]=15;1;0);IF([.L65]=15;1;0);IF([.M65]=15;1;0);IF([.I65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4" calcext:value-type="float">
            <text:p>6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1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IF([.I66];1;0);IF([.J66];1;0);IF([.K66];1;0);IF([.L66];1;0);IF([.M66];1;0))" office:value-type="float" office:value="0" calcext:value-type="float">
            <text:p>0</text:p>
          </table:table-cell>
          <table:table-cell table:style-name="ce9" table:formula="of:=SUM(IF([.J66]=15;1;0);IF([.K66]=15;1;0);IF([.L66]=15;1;0);IF([.M66]=15;1;0);IF([.I66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5" calcext:value-type="float">
            <text:p>6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IF([.I67];1;0);IF([.J67];1;0);IF([.K67];1;0);IF([.L67];1;0);IF([.M67];1;0))" office:value-type="float" office:value="0" calcext:value-type="float">
            <text:p>0</text:p>
          </table:table-cell>
          <table:table-cell table:style-name="ce9" table:formula="of:=SUM(IF([.J67]=15;1;0);IF([.K67]=15;1;0);IF([.L67]=15;1;0);IF([.M67]=15;1;0);IF([.I67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6" calcext:value-type="float">
            <text:p>6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80</text:p>
          </table:table-cell>
          <table:table-cell office:value-type="float" office:value="46" calcext:value-type="float">
            <text:p>4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68];1;0);IF([.J68];1;0);IF([.K68];1;0);IF([.L68];1;0);IF([.M68];1;0))" office:value-type="float" office:value="0" calcext:value-type="float">
            <text:p>0</text:p>
          </table:table-cell>
          <table:table-cell table:style-name="ce9" table:formula="of:=SUM(IF([.J68]=15;1;0);IF([.K68]=15;1;0);IF([.L68]=15;1;0);IF([.M68]=15;1;0);IF([.I68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7" calcext:value-type="float">
            <text:p>6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63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69];1;0);IF([.J69];1;0);IF([.K69];1;0);IF([.L69];1;0);IF([.M69];1;0))" office:value-type="float" office:value="0" calcext:value-type="float">
            <text:p>0</text:p>
          </table:table-cell>
          <table:table-cell table:style-name="ce9" table:formula="of:=SUM(IF([.J69]=15;1;0);IF([.K69]=15;1;0);IF([.L69]=15;1;0);IF([.M69]=15;1;0);IF([.I69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8" calcext:value-type="float">
            <text:p>6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4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70];1;0);IF([.J70];1;0);IF([.K70];1;0);IF([.L70];1;0);IF([.M70];1;0))" office:value-type="float" office:value="0" calcext:value-type="float">
            <text:p>0</text:p>
          </table:table-cell>
          <table:table-cell table:style-name="ce9" table:formula="of:=SUM(IF([.J70]=15;1;0);IF([.K70]=15;1;0);IF([.L70]=15;1;0);IF([.M70]=15;1;0);IF([.I70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9" calcext:value-type="float">
            <text:p>6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30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71];1;0);IF([.J71];1;0);IF([.K71];1;0);IF([.L71];1;0);IF([.M71];1;0))" office:value-type="float" office:value="0" calcext:value-type="float">
            <text:p>0</text:p>
          </table:table-cell>
          <table:table-cell table:style-name="ce9" table:formula="of:=SUM(IF([.J71]=15;1;0);IF([.K71]=15;1;0);IF([.L71]=15;1;0);IF([.M71]=15;1;0);IF([.I71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70" calcext:value-type="float">
            <text:p>7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22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72];1;0);IF([.J72];1;0);IF([.K72];1;0);IF([.L72];1;0);IF([.M72];1;0))" office:value-type="float" office:value="0" calcext:value-type="float">
            <text:p>0</text:p>
          </table:table-cell>
          <table:table-cell table:style-name="ce9" table:formula="of:=SUM(IF([.J72]=15;1;0);IF([.K72]=15;1;0);IF([.L72]=15;1;0);IF([.M72]=15;1;0);IF([.I72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71" calcext:value-type="float">
            <text:p>7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9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SUM(IF([.I73];1;0);IF([.J73];1;0);IF([.K73];1;0);IF([.L73];1;0);IF([.M73];1;0))" office:value-type="float" office:value="3" calcext:value-type="float">
            <text:p>3</text:p>
          </table:table-cell>
          <table:table-cell table:style-name="ce9" table:formula="of:=SUM(IF([.J73]=15;1;0);IF([.K73]=15;1;0);IF([.L73]=15;1;0);IF([.M73]=15;1;0);IF([.I73]=15;1;0)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72" calcext:value-type="float">
            <text:p>7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SUM(IF([.I74];1;0);IF([.J74];1;0);IF([.K74];1;0);IF([.L74];1;0);IF([.M74];1;0))" office:value-type="float" office:value="3" calcext:value-type="float">
            <text:p>3</text:p>
          </table:table-cell>
          <table:table-cell table:style-name="ce9" table:formula="of:=SUM(IF([.J74]=15;1;0);IF([.K74]=15;1;0);IF([.L74]=15;1;0);IF([.M74]=15;1;0);IF([.I74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73" calcext:value-type="float">
            <text:p>7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SUM(IF([.I75];1;0);IF([.J75];1;0);IF([.K75];1;0);IF([.L75];1;0);IF([.M75];1;0))" office:value-type="float" office:value="3" calcext:value-type="float">
            <text:p>3</text:p>
          </table:table-cell>
          <table:table-cell table:style-name="ce9" table:formula="of:=SUM(IF([.J75]=15;1;0);IF([.K75]=15;1;0);IF([.L75]=15;1;0);IF([.M75]=15;1;0);IF([.I75]=15;1;0)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74" calcext:value-type="float">
            <text:p>7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5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I76];1;0);IF([.J76];1;0);IF([.K76];1;0);IF([.L76];1;0);IF([.M76];1;0))" office:value-type="float" office:value="1" calcext:value-type="float">
            <text:p>1</text:p>
          </table:table-cell>
          <table:table-cell table:style-name="ce9" table:formula="of:=SUM(IF([.J76]=15;1;0);IF([.K76]=15;1;0);IF([.L76]=15;1;0);IF([.M76]=15;1;0);IF([.I76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75" calcext:value-type="float">
            <text:p>7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3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SUM(IF([.I77];1;0);IF([.J77];1;0);IF([.K77];1;0);IF([.L77];1;0);IF([.M77];1;0))" office:value-type="float" office:value="2" calcext:value-type="float">
            <text:p>2</text:p>
          </table:table-cell>
          <table:table-cell table:style-name="ce9" table:formula="of:=SUM(IF([.J77]=15;1;0);IF([.K77]=15;1;0);IF([.L77]=15;1;0);IF([.M77]=15;1;0);IF([.I77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76" calcext:value-type="float">
            <text:p>7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90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78];1;0);IF([.J78];1;0);IF([.K78];1;0);IF([.L78];1;0);IF([.M78];1;0))" office:value-type="float" office:value="5" calcext:value-type="float">
            <text:p>5</text:p>
          </table:table-cell>
          <table:table-cell table:style-name="ce9" table:formula="of:=SUM(IF([.J78]=15;1;0);IF([.K78]=15;1;0);IF([.L78]=15;1;0);IF([.M78]=15;1;0);IF([.I78]=15;1;0)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77" calcext:value-type="float">
            <text:p>7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2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79];1;0);IF([.J79];1;0);IF([.K79];1;0);IF([.L79];1;0);IF([.M79];1;0))" office:value-type="float" office:value="5" calcext:value-type="float">
            <text:p>5</text:p>
          </table:table-cell>
          <table:table-cell table:style-name="ce9" table:formula="of:=SUM(IF([.J79]=15;1;0);IF([.K79]=15;1;0);IF([.L79]=15;1;0);IF([.M79]=15;1;0);IF([.I79]=15;1;0)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78" calcext:value-type="float">
            <text:p>7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5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80];1;0);IF([.J80];1;0);IF([.K80];1;0);IF([.L80];1;0);IF([.M80];1;0))" office:value-type="float" office:value="5" calcext:value-type="float">
            <text:p>5</text:p>
          </table:table-cell>
          <table:table-cell table:style-name="ce9" table:formula="of:=SUM(IF([.J80]=15;1;0);IF([.K80]=15;1;0);IF([.L80]=15;1;0);IF([.M80]=15;1;0);IF([.I80]=15;1;0)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79" calcext:value-type="float">
            <text:p>7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58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81];1;0);IF([.J81];1;0);IF([.K81];1;0);IF([.L81];1;0);IF([.M81];1;0))" office:value-type="float" office:value="5" calcext:value-type="float">
            <text:p>5</text:p>
          </table:table-cell>
          <table:table-cell table:style-name="ce9" table:formula="of:=SUM(IF([.J81]=15;1;0);IF([.K81]=15;1;0);IF([.L81]=15;1;0);IF([.M81]=15;1;0);IF([.I81]=15;1;0)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4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table:formula="of:=SUM(IF([.I82];1;0);IF([.J82];1;0);IF([.K82];1;0);IF([.L82];1;0);IF([.M82];1;0))" office:value-type="float" office:value="4" calcext:value-type="float">
            <text:p>4</text:p>
          </table:table-cell>
          <table:table-cell table:style-name="ce9" table:formula="of:=SUM(IF([.J82]=15;1;0);IF([.K82]=15;1;0);IF([.L82]=15;1;0);IF([.M82]=15;1;0);IF([.I82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81" calcext:value-type="float">
            <text:p>8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83];1;0);IF([.J83];1;0);IF([.K83];1;0);IF([.L83];1;0);IF([.M83];1;0))" office:value-type="float" office:value="4" calcext:value-type="float">
            <text:p>4</text:p>
          </table:table-cell>
          <table:table-cell table:style-name="ce9" table:formula="of:=SUM(IF([.J83]=15;1;0);IF([.K83]=15;1;0);IF([.L83]=15;1;0);IF([.M83]=15;1;0);IF([.I83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82" calcext:value-type="float">
            <text:p>8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0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84];1;0);IF([.J84];1;0);IF([.K84];1;0);IF([.L84];1;0);IF([.M84];1;0))" office:value-type="float" office:value="4" calcext:value-type="float">
            <text:p>4</text:p>
          </table:table-cell>
          <table:table-cell table:style-name="ce9" table:formula="of:=SUM(IF([.J84]=15;1;0);IF([.K84]=15;1;0);IF([.L84]=15;1;0);IF([.M84]=15;1;0);IF([.I84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83" calcext:value-type="float">
            <text:p>8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5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85];1;0);IF([.J85];1;0);IF([.K85];1;0);IF([.L85];1;0);IF([.M85];1;0))" office:value-type="float" office:value="4" calcext:value-type="float">
            <text:p>4</text:p>
          </table:table-cell>
          <table:table-cell table:style-name="ce9" table:formula="of:=SUM(IF([.J85]=15;1;0);IF([.K85]=15;1;0);IF([.L85]=15;1;0);IF([.M85]=15;1;0);IF([.I85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84" calcext:value-type="float">
            <text:p>8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86];1;0);IF([.J86];1;0);IF([.K86];1;0);IF([.L86];1;0);IF([.M86];1;0))" office:value-type="float" office:value="4" calcext:value-type="float">
            <text:p>4</text:p>
          </table:table-cell>
          <table:table-cell table:style-name="ce9" table:formula="of:=SUM(IF([.J86]=15;1;0);IF([.K86]=15;1;0);IF([.L86]=15;1;0);IF([.M86]=15;1;0);IF([.I86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85" calcext:value-type="float">
            <text:p>8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87];1;0);IF([.J87];1;0);IF([.K87];1;0);IF([.L87];1;0);IF([.M87];1;0))" office:value-type="float" office:value="4" calcext:value-type="float">
            <text:p>4</text:p>
          </table:table-cell>
          <table:table-cell table:style-name="ce9" table:formula="of:=SUM(IF([.J87]=15;1;0);IF([.K87]=15;1;0);IF([.L87]=15;1;0);IF([.M87]=15;1;0);IF([.I87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86" calcext:value-type="float">
            <text:p>8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I88];1;0);IF([.J88];1;0);IF([.K88];1;0);IF([.L88];1;0);IF([.M88];1;0))" office:value-type="float" office:value="3" calcext:value-type="float">
            <text:p>3</text:p>
          </table:table-cell>
          <table:table-cell table:style-name="ce9" table:formula="of:=SUM(IF([.J88]=15;1;0);IF([.K88]=15;1;0);IF([.L88]=15;1;0);IF([.M88]=15;1;0);IF([.I88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87" calcext:value-type="float">
            <text:p>8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I89];1;0);IF([.J89];1;0);IF([.K89];1;0);IF([.L89];1;0);IF([.M89];1;0))" office:value-type="float" office:value="3" calcext:value-type="float">
            <text:p>3</text:p>
          </table:table-cell>
          <table:table-cell table:style-name="ce9" table:formula="of:=SUM(IF([.J89]=15;1;0);IF([.K89]=15;1;0);IF([.L89]=15;1;0);IF([.M89]=15;1;0);IF([.I89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88" calcext:value-type="float">
            <text:p>8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I90];1;0);IF([.J90];1;0);IF([.K90];1;0);IF([.L90];1;0);IF([.M90];1;0))" office:value-type="float" office:value="3" calcext:value-type="float">
            <text:p>3</text:p>
          </table:table-cell>
          <table:table-cell table:style-name="ce9" table:formula="of:=SUM(IF([.J90]=15;1;0);IF([.K90]=15;1;0);IF([.L90]=15;1;0);IF([.M90]=15;1;0);IF([.I90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89" calcext:value-type="float">
            <text:p>8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I91];1;0);IF([.J91];1;0);IF([.K91];1;0);IF([.L91];1;0);IF([.M91];1;0))" office:value-type="float" office:value="3" calcext:value-type="float">
            <text:p>3</text:p>
          </table:table-cell>
          <table:table-cell table:style-name="ce9" table:formula="of:=SUM(IF([.J91]=15;1;0);IF([.K91]=15;1;0);IF([.L91]=15;1;0);IF([.M91]=15;1;0);IF([.I91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90" calcext:value-type="float">
            <text:p>9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I92];1;0);IF([.J92];1;0);IF([.K92];1;0);IF([.L92];1;0);IF([.M92];1;0))" office:value-type="float" office:value="3" calcext:value-type="float">
            <text:p>3</text:p>
          </table:table-cell>
          <table:table-cell table:style-name="ce9" table:formula="of:=SUM(IF([.J92]=15;1;0);IF([.K92]=15;1;0);IF([.L92]=15;1;0);IF([.M92]=15;1;0);IF([.I92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91" calcext:value-type="float">
            <text:p>9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93];1;0);IF([.J93];1;0);IF([.K93];1;0);IF([.L93];1;0);IF([.M93];1;0))" office:value-type="float" office:value="0" calcext:value-type="float">
            <text:p>0</text:p>
          </table:table-cell>
          <table:table-cell table:style-name="ce9" table:formula="of:=SUM(IF([.J93]=15;1;0);IF([.K93]=15;1;0);IF([.L93]=15;1;0);IF([.M93]=15;1;0);IF([.I93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2" calcext:value-type="float">
            <text:p>9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94];1;0);IF([.J94];1;0);IF([.K94];1;0);IF([.L94];1;0);IF([.M94];1;0))" office:value-type="float" office:value="0" calcext:value-type="float">
            <text:p>0</text:p>
          </table:table-cell>
          <table:table-cell table:style-name="ce9" table:formula="of:=SUM(IF([.J94]=15;1;0);IF([.K94]=15;1;0);IF([.L94]=15;1;0);IF([.M94]=15;1;0);IF([.I94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3" calcext:value-type="float">
            <text:p>9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95];1;0);IF([.J95];1;0);IF([.K95];1;0);IF([.L95];1;0);IF([.M95];1;0))" office:value-type="float" office:value="0" calcext:value-type="float">
            <text:p>0</text:p>
          </table:table-cell>
          <table:table-cell table:style-name="ce9" table:formula="of:=SUM(IF([.J95]=15;1;0);IF([.K95]=15;1;0);IF([.L95]=15;1;0);IF([.M95]=15;1;0);IF([.I95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4" calcext:value-type="float">
            <text:p>9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96];1;0);IF([.J96];1;0);IF([.K96];1;0);IF([.L96];1;0);IF([.M96];1;0))" office:value-type="float" office:value="0" calcext:value-type="float">
            <text:p>0</text:p>
          </table:table-cell>
          <table:table-cell table:style-name="ce9" table:formula="of:=SUM(IF([.J96]=15;1;0);IF([.K96]=15;1;0);IF([.L96]=15;1;0);IF([.M96]=15;1;0);IF([.I96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5" calcext:value-type="float">
            <text:p>9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IF([.I97];1;0);IF([.J97];1;0);IF([.K97];1;0);IF([.L97];1;0);IF([.M97];1;0))" office:value-type="float" office:value="0" calcext:value-type="float">
            <text:p>0</text:p>
          </table:table-cell>
          <table:table-cell table:style-name="ce9" table:formula="of:=SUM(IF([.J97]=15;1;0);IF([.K97]=15;1;0);IF([.L97]=15;1;0);IF([.M97]=15;1;0);IF([.I97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6" calcext:value-type="float">
            <text:p>9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IF([.I98];1;0);IF([.J98];1;0);IF([.K98];1;0);IF([.L98];1;0);IF([.M98];1;0))" office:value-type="float" office:value="1" calcext:value-type="float">
            <text:p>1</text:p>
          </table:table-cell>
          <table:table-cell table:style-name="ce9" table:formula="of:=SUM(IF([.J98]=15;1;0);IF([.K98]=15;1;0);IF([.L98]=15;1;0);IF([.M98]=15;1;0);IF([.I98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7" calcext:value-type="float">
            <text:p>9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IF([.I99];1;0);IF([.J99];1;0);IF([.K99];1;0);IF([.L99];1;0);IF([.M99];1;0))" office:value-type="float" office:value="1" calcext:value-type="float">
            <text:p>1</text:p>
          </table:table-cell>
          <table:table-cell table:style-name="ce9" table:formula="of:=SUM(IF([.J99]=15;1;0);IF([.K99]=15;1;0);IF([.L99]=15;1;0);IF([.M99]=15;1;0);IF([.I99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8" calcext:value-type="float">
            <text:p>9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IF([.I100];1;0);IF([.J100];1;0);IF([.K100];1;0);IF([.L100];1;0);IF([.M100];1;0))" office:value-type="float" office:value="1" calcext:value-type="float">
            <text:p>1</text:p>
          </table:table-cell>
          <table:table-cell table:style-name="ce9" table:formula="of:=SUM(IF([.J100]=15;1;0);IF([.K100]=15;1;0);IF([.L100]=15;1;0);IF([.M100]=15;1;0);IF([.I100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" calcext:value-type="float">
            <text:p>9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101];1;0);IF([.J101];1;0);IF([.K101];1;0);IF([.L101];1;0);IF([.M101];1;0))" office:value-type="float" office:value="0" calcext:value-type="float">
            <text:p>0</text:p>
          </table:table-cell>
          <table:table-cell table:style-name="ce9" table:formula="of:=SUM(IF([.J101]=15;1;0);IF([.K101]=15;1;0);IF([.L101]=15;1;0);IF([.M101]=15;1;0);IF([.I101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102];1;0);IF([.J102];1;0);IF([.K102];1;0);IF([.L102];1;0);IF([.M102];1;0))" office:value-type="float" office:value="0" calcext:value-type="float">
            <text:p>0</text:p>
          </table:table-cell>
          <table:table-cell table:style-name="ce9" table:formula="of:=SUM(IF([.J102]=15;1;0);IF([.K102]=15;1;0);IF([.L102]=15;1;0);IF([.M102]=15;1;0);IF([.I102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01" calcext:value-type="float">
            <text:p>10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IF([.I103];1;0);IF([.J103];1;0);IF([.K103];1;0);IF([.L103];1;0);IF([.M103];1;0))" office:value-type="float" office:value="5" calcext:value-type="float">
            <text:p>5</text:p>
          </table:table-cell>
          <table:table-cell table:style-name="ce9" table:formula="of:=SUM(IF([.J103]=15;1;0);IF([.K103]=15;1;0);IF([.L103]=15;1;0);IF([.M103]=15;1;0);IF([.I103]=15;1;0)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102" calcext:value-type="float">
            <text:p>10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SUM(IF([.I104];1;0);IF([.J104];1;0);IF([.K104];1;0);IF([.L104];1;0);IF([.M104];1;0))" office:value-type="float" office:value="5" calcext:value-type="float">
            <text:p>5</text:p>
          </table:table-cell>
          <table:table-cell table:style-name="ce9" table:formula="of:=SUM(IF([.J104]=15;1;0);IF([.K104]=15;1;0);IF([.L104]=15;1;0);IF([.M104]=15;1;0);IF([.I104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103" calcext:value-type="float">
            <text:p>10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IF([.I105];1;0);IF([.J105];1;0);IF([.K105];1;0);IF([.L105];1;0);IF([.M105];1;0))" office:value-type="float" office:value="4" calcext:value-type="float">
            <text:p>4</text:p>
          </table:table-cell>
          <table:table-cell table:style-name="ce9" table:formula="of:=SUM(IF([.J105]=15;1;0);IF([.K105]=15;1;0);IF([.L105]=15;1;0);IF([.M105]=15;1;0);IF([.I105]=15;1;0)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104" calcext:value-type="float">
            <text:p>10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SUM(IF([.I106];1;0);IF([.J106];1;0);IF([.K106];1;0);IF([.L106];1;0);IF([.M106];1;0))" office:value-type="float" office:value="4" calcext:value-type="float">
            <text:p>4</text:p>
          </table:table-cell>
          <table:table-cell table:style-name="ce9" table:formula="of:=SUM(IF([.J106]=15;1;0);IF([.K106]=15;1;0);IF([.L106]=15;1;0);IF([.M106]=15;1;0);IF([.I106]=15;1;0)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105" calcext:value-type="float">
            <text:p>10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IF([.I107];1;0);IF([.J107];1;0);IF([.K107];1;0);IF([.L107];1;0);IF([.M107];1;0))" office:value-type="float" office:value="3" calcext:value-type="float">
            <text:p>3</text:p>
          </table:table-cell>
          <table:table-cell table:style-name="ce9" table:formula="of:=SUM(IF([.J107]=15;1;0);IF([.K107]=15;1;0);IF([.L107]=15;1;0);IF([.M107]=15;1;0);IF([.I107]=15;1;0)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06" calcext:value-type="float">
            <text:p>10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108];1;0);IF([.J108];1;0);IF([.K108];1;0);IF([.L108];1;0);IF([.M108];1;0))" office:value-type="float" office:value="4" calcext:value-type="float">
            <text:p>4</text:p>
          </table:table-cell>
          <table:table-cell table:style-name="ce9" table:formula="of:=SUM(IF([.J108]=15;1;0);IF([.K108]=15;1;0);IF([.L108]=15;1;0);IF([.M108]=15;1;0);IF([.I108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107" calcext:value-type="float">
            <text:p>10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109];1;0);IF([.J109];1;0);IF([.K109];1;0);IF([.L109];1;0);IF([.M109];1;0))" office:value-type="float" office:value="5" calcext:value-type="float">
            <text:p>5</text:p>
          </table:table-cell>
          <table:table-cell table:style-name="ce9" table:formula="of:=SUM(IF([.J109]=15;1;0);IF([.K109]=15;1;0);IF([.L109]=15;1;0);IF([.M109]=15;1;0);IF([.I109]=15;1;0)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108" calcext:value-type="float">
            <text:p>10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SUM(IF([.I110];1;0);IF([.J110];1;0);IF([.K110];1;0);IF([.L110];1;0);IF([.M110];1;0))" office:value-type="float" office:value="5" calcext:value-type="float">
            <text:p>5</text:p>
          </table:table-cell>
          <table:table-cell table:style-name="ce9" table:formula="of:=SUM(IF([.J110]=15;1;0);IF([.K110]=15;1;0);IF([.L110]=15;1;0);IF([.M110]=15;1;0);IF([.I110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109" calcext:value-type="float">
            <text:p>10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111];1;0);IF([.J111];1;0);IF([.K111];1;0);IF([.L111];1;0);IF([.M111];1;0))" office:value-type="float" office:value="0" calcext:value-type="float">
            <text:p>0</text:p>
          </table:table-cell>
          <table:table-cell table:style-name="ce9" table:formula="of:=SUM(IF([.J111]=15;1;0);IF([.K111]=15;1;0);IF([.L111]=15;1;0);IF([.M111]=15;1;0);IF([.I111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10" calcext:value-type="float">
            <text:p>11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SUM(IF([.I112];1;0);IF([.J112];1;0);IF([.K112];1;0);IF([.L112];1;0);IF([.M112];1;0))" office:value-type="float" office:value="4" calcext:value-type="float">
            <text:p>4</text:p>
          </table:table-cell>
          <table:table-cell table:style-name="ce9" table:formula="of:=SUM(IF([.J112]=15;1;0);IF([.K112]=15;1;0);IF([.L112]=15;1;0);IF([.M112]=15;1;0);IF([.I112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111" calcext:value-type="float">
            <text:p>11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113];1;0);IF([.J113];1;0);IF([.K113];1;0);IF([.L113];1;0);IF([.M113];1;0))" office:value-type="float" office:value="4" calcext:value-type="float">
            <text:p>4</text:p>
          </table:table-cell>
          <table:table-cell table:style-name="ce9" table:formula="of:=SUM(IF([.J113]=15;1;0);IF([.K113]=15;1;0);IF([.L113]=15;1;0);IF([.M113]=15;1;0);IF([.I113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112" calcext:value-type="float">
            <text:p>11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114];1;0);IF([.J114];1;0);IF([.K114];1;0);IF([.L114];1;0);IF([.M114];1;0))" office:value-type="float" office:value="4" calcext:value-type="float">
            <text:p>4</text:p>
          </table:table-cell>
          <table:table-cell table:style-name="ce9" table:formula="of:=SUM(IF([.J114]=15;1;0);IF([.K114]=15;1;0);IF([.L114]=15;1;0);IF([.M114]=15;1;0);IF([.I114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113" calcext:value-type="float">
            <text:p>11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115];1;0);IF([.J115];1;0);IF([.K115];1;0);IF([.L115];1;0);IF([.M115];1;0))" office:value-type="float" office:value="4" calcext:value-type="float">
            <text:p>4</text:p>
          </table:table-cell>
          <table:table-cell table:style-name="ce9" table:formula="of:=SUM(IF([.J115]=15;1;0);IF([.K115]=15;1;0);IF([.L115]=15;1;0);IF([.M115]=15;1;0);IF([.I115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114" calcext:value-type="float">
            <text:p>11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116];1;0);IF([.J116];1;0);IF([.K116];1;0);IF([.L116];1;0);IF([.M116];1;0))" office:value-type="float" office:value="4" calcext:value-type="float">
            <text:p>4</text:p>
          </table:table-cell>
          <table:table-cell table:style-name="ce9" table:formula="of:=SUM(IF([.J116]=15;1;0);IF([.K116]=15;1;0);IF([.L116]=15;1;0);IF([.M116]=15;1;0);IF([.I116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115" calcext:value-type="float">
            <text:p>11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117];1;0);IF([.J117];1;0);IF([.K117];1;0);IF([.L117];1;0);IF([.M117];1;0))" office:value-type="float" office:value="4" calcext:value-type="float">
            <text:p>4</text:p>
          </table:table-cell>
          <table:table-cell table:style-name="ce9" table:formula="of:=SUM(IF([.J117]=15;1;0);IF([.K117]=15;1;0);IF([.L117]=15;1;0);IF([.M117]=15;1;0);IF([.I117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116" calcext:value-type="float">
            <text:p>11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SUM(IF([.I118];1;0);IF([.J118];1;0);IF([.K118];1;0);IF([.L118];1;0);IF([.M118];1;0))" office:value-type="float" office:value="3" calcext:value-type="float">
            <text:p>3</text:p>
          </table:table-cell>
          <table:table-cell table:style-name="ce9" table:formula="of:=SUM(IF([.J118]=15;1;0);IF([.K118]=15;1;0);IF([.L118]=15;1;0);IF([.M118]=15;1;0);IF([.I118]=15;1;0)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117" calcext:value-type="float">
            <text:p>11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I119];1;0);IF([.J119];1;0);IF([.K119];1;0);IF([.L119];1;0);IF([.M119];1;0))" office:value-type="float" office:value="3" calcext:value-type="float">
            <text:p>3</text:p>
          </table:table-cell>
          <table:table-cell table:style-name="ce9" table:formula="of:=SUM(IF([.J119]=15;1;0);IF([.K119]=15;1;0);IF([.L119]=15;1;0);IF([.M119]=15;1;0);IF([.I119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118" calcext:value-type="float">
            <text:p>11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I120];1;0);IF([.J120];1;0);IF([.K120];1;0);IF([.L120];1;0);IF([.M120];1;0))" office:value-type="float" office:value="3" calcext:value-type="float">
            <text:p>3</text:p>
          </table:table-cell>
          <table:table-cell table:style-name="ce9" table:formula="of:=SUM(IF([.J120]=15;1;0);IF([.K120]=15;1;0);IF([.L120]=15;1;0);IF([.M120]=15;1;0);IF([.I120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119" calcext:value-type="float">
            <text:p>11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I121];1;0);IF([.J121];1;0);IF([.K121];1;0);IF([.L121];1;0);IF([.M121];1;0))" office:value-type="float" office:value="3" calcext:value-type="float">
            <text:p>3</text:p>
          </table:table-cell>
          <table:table-cell table:style-name="ce9" table:formula="of:=SUM(IF([.J121]=15;1;0);IF([.K121]=15;1;0);IF([.L121]=15;1;0);IF([.M121]=15;1;0);IF([.I121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120" calcext:value-type="float">
            <text:p>12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I122];1;0);IF([.J122];1;0);IF([.K122];1;0);IF([.L122];1;0);IF([.M122];1;0))" office:value-type="float" office:value="3" calcext:value-type="float">
            <text:p>3</text:p>
          </table:table-cell>
          <table:table-cell table:style-name="ce9" table:formula="of:=SUM(IF([.J122]=15;1;0);IF([.K122]=15;1;0);IF([.L122]=15;1;0);IF([.M122]=15;1;0);IF([.I122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121" calcext:value-type="float">
            <text:p>12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I123];1;0);IF([.J123];1;0);IF([.K123];1;0);IF([.L123];1;0);IF([.M123];1;0))" office:value-type="float" office:value="3" calcext:value-type="float">
            <text:p>3</text:p>
          </table:table-cell>
          <table:table-cell table:style-name="ce9" table:formula="of:=SUM(IF([.J123]=15;1;0);IF([.K123]=15;1;0);IF([.L123]=15;1;0);IF([.M123]=15;1;0);IF([.I123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122" calcext:value-type="float">
            <text:p>12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SUM(IF([.I124];1;0);IF([.J124];1;0);IF([.K124];1;0);IF([.L124];1;0);IF([.M124];1;0))" office:value-type="float" office:value="3" calcext:value-type="float">
            <text:p>3</text:p>
          </table:table-cell>
          <table:table-cell table:style-name="ce9" table:formula="of:=SUM(IF([.J124]=15;1;0);IF([.K124]=15;1;0);IF([.L124]=15;1;0);IF([.M124]=15;1;0);IF([.I124]=15;1;0)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123" calcext:value-type="float">
            <text:p>12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SUM(IF([.I125];1;0);IF([.J125];1;0);IF([.K125];1;0);IF([.L125];1;0);IF([.M125];1;0))" office:value-type="float" office:value="3" calcext:value-type="float">
            <text:p>3</text:p>
          </table:table-cell>
          <table:table-cell table:style-name="ce9" table:formula="of:=SUM(IF([.J125]=15;1;0);IF([.K125]=15;1;0);IF([.L125]=15;1;0);IF([.M125]=15;1;0);IF([.I125]=15;1;0)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124" calcext:value-type="float">
            <text:p>12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I126];1;0);IF([.J126];1;0);IF([.K126];1;0);IF([.L126];1;0);IF([.M126];1;0))" office:value-type="float" office:value="3" calcext:value-type="float">
            <text:p>3</text:p>
          </table:table-cell>
          <table:table-cell table:style-name="ce9" table:formula="of:=SUM(IF([.J126]=15;1;0);IF([.K126]=15;1;0);IF([.L126]=15;1;0);IF([.M126]=15;1;0);IF([.I126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125" calcext:value-type="float">
            <text:p>12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SUM(IF([.I127];1;0);IF([.J127];1;0);IF([.K127];1;0);IF([.L127];1;0);IF([.M127];1;0))" office:value-type="float" office:value="3" calcext:value-type="float">
            <text:p>3</text:p>
          </table:table-cell>
          <table:table-cell table:style-name="ce9" table:formula="of:=SUM(IF([.J127]=15;1;0);IF([.K127]=15;1;0);IF([.L127]=15;1;0);IF([.M127]=15;1;0);IF([.I127]=15;1;0)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126" calcext:value-type="float">
            <text:p>12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SUM(IF([.I128];1;0);IF([.J128];1;0);IF([.K128];1;0);IF([.L128];1;0);IF([.M128];1;0))" office:value-type="float" office:value="3" calcext:value-type="float">
            <text:p>3</text:p>
          </table:table-cell>
          <table:table-cell table:style-name="ce9" table:formula="of:=SUM(IF([.J128]=15;1;0);IF([.K128]=15;1;0);IF([.L128]=15;1;0);IF([.M128]=15;1;0);IF([.I128]=15;1;0)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127" calcext:value-type="float">
            <text:p>12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SUM(IF([.I129];1;0);IF([.J129];1;0);IF([.K129];1;0);IF([.L129];1;0);IF([.M129];1;0))" office:value-type="float" office:value="3" calcext:value-type="float">
            <text:p>3</text:p>
          </table:table-cell>
          <table:table-cell table:style-name="ce9" table:formula="of:=SUM(IF([.J129]=15;1;0);IF([.K129]=15;1;0);IF([.L129]=15;1;0);IF([.M129]=15;1;0);IF([.I129]=15;1;0)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28" calcext:value-type="float">
            <text:p>12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SUM(IF([.I130];1;0);IF([.J130];1;0);IF([.K130];1;0);IF([.L130];1;0);IF([.M130];1;0))" office:value-type="float" office:value="3" calcext:value-type="float">
            <text:p>3</text:p>
          </table:table-cell>
          <table:table-cell table:style-name="ce9" table:formula="of:=SUM(IF([.J130]=15;1;0);IF([.K130]=15;1;0);IF([.L130]=15;1;0);IF([.M130]=15;1;0);IF([.I130]=15;1;0)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129" calcext:value-type="float">
            <text:p>12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I131];1;0);IF([.J131];1;0);IF([.K131];1;0);IF([.L131];1;0);IF([.M131];1;0))" office:value-type="float" office:value="3" calcext:value-type="float">
            <text:p>3</text:p>
          </table:table-cell>
          <table:table-cell table:style-name="ce9" table:formula="of:=SUM(IF([.J131]=15;1;0);IF([.K131]=15;1;0);IF([.L131]=15;1;0);IF([.M131]=15;1;0);IF([.I131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130" calcext:value-type="float">
            <text:p>13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I132];1;0);IF([.J132];1;0);IF([.K132];1;0);IF([.L132];1;0);IF([.M132];1;0))" office:value-type="float" office:value="2" calcext:value-type="float">
            <text:p>2</text:p>
          </table:table-cell>
          <table:table-cell table:style-name="ce9" table:formula="of:=SUM(IF([.J132]=15;1;0);IF([.K132]=15;1;0);IF([.L132]=15;1;0);IF([.M132]=15;1;0);IF([.I132]=15;1;0)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33]=15;1;0);IF([.K133]=15;1;0);IF([.L133]=15;1;0);IF([.M133]=15;1;0);IF([.I133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34]=15;1;0);IF([.K134]=15;1;0);IF([.L134]=15;1;0);IF([.M134]=15;1;0);IF([.I134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35]=15;1;0);IF([.K135]=15;1;0);IF([.L135]=15;1;0);IF([.M135]=15;1;0);IF([.I135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36]=15;1;0);IF([.K136]=15;1;0);IF([.L136]=15;1;0);IF([.M136]=15;1;0);IF([.I136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37]=15;1;0);IF([.K137]=15;1;0);IF([.L137]=15;1;0);IF([.M137]=15;1;0);IF([.I137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38]=15;1;0);IF([.K138]=15;1;0);IF([.L138]=15;1;0);IF([.M138]=15;1;0);IF([.I138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39]=15;1;0);IF([.K139]=15;1;0);IF([.L139]=15;1;0);IF([.M139]=15;1;0);IF([.I139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40]=15;1;0);IF([.K140]=15;1;0);IF([.L140]=15;1;0);IF([.M140]=15;1;0);IF([.I140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41]=15;1;0);IF([.K141]=15;1;0);IF([.L141]=15;1;0);IF([.M141]=15;1;0);IF([.I141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42]=15;1;0);IF([.K142]=15;1;0);IF([.L142]=15;1;0);IF([.M142]=15;1;0);IF([.I142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43]=15;1;0);IF([.K143]=15;1;0);IF([.L143]=15;1;0);IF([.M143]=15;1;0);IF([.I143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44]=15;1;0);IF([.K144]=15;1;0);IF([.L144]=15;1;0);IF([.M144]=15;1;0);IF([.I144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45]=15;1;0);IF([.K145]=15;1;0);IF([.L145]=15;1;0);IF([.M145]=15;1;0);IF([.I145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46]=15;1;0);IF([.K146]=15;1;0);IF([.L146]=15;1;0);IF([.M146]=15;1;0);IF([.I146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47]=15;1;0);IF([.K147]=15;1;0);IF([.L147]=15;1;0);IF([.M147]=15;1;0);IF([.I147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48]=15;1;0);IF([.K148]=15;1;0);IF([.L148]=15;1;0);IF([.M148]=15;1;0);IF([.I148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49]=15;1;0);IF([.K149]=15;1;0);IF([.L149]=15;1;0);IF([.M149]=15;1;0);IF([.I149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50]=15;1;0);IF([.K150]=15;1;0);IF([.L150]=15;1;0);IF([.M150]=15;1;0);IF([.I150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51]=15;1;0);IF([.K151]=15;1;0);IF([.L151]=15;1;0);IF([.M151]=15;1;0);IF([.I151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52]=15;1;0);IF([.K152]=15;1;0);IF([.L152]=15;1;0);IF([.M152]=15;1;0);IF([.I152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53]=15;1;0);IF([.K153]=15;1;0);IF([.L153]=15;1;0);IF([.M153]=15;1;0);IF([.I153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54]=15;1;0);IF([.K154]=15;1;0);IF([.L154]=15;1;0);IF([.M154]=15;1;0);IF([.I154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55]=15;1;0);IF([.K155]=15;1;0);IF([.L155]=15;1;0);IF([.M155]=15;1;0);IF([.I155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56]=15;1;0);IF([.K156]=15;1;0);IF([.L156]=15;1;0);IF([.M156]=15;1;0);IF([.I156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57]=15;1;0);IF([.K157]=15;1;0);IF([.L157]=15;1;0);IF([.M157]=15;1;0);IF([.I157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58]=15;1;0);IF([.K158]=15;1;0);IF([.L158]=15;1;0);IF([.M158]=15;1;0);IF([.I158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59]=15;1;0);IF([.K159]=15;1;0);IF([.L159]=15;1;0);IF([.M159]=15;1;0);IF([.I159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60]=15;1;0);IF([.K160]=15;1;0);IF([.L160]=15;1;0);IF([.M160]=15;1;0);IF([.I160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61]=15;1;0);IF([.K161]=15;1;0);IF([.L161]=15;1;0);IF([.M161]=15;1;0);IF([.I161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62]=15;1;0);IF([.K162]=15;1;0);IF([.L162]=15;1;0);IF([.M162]=15;1;0);IF([.I162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63]=15;1;0);IF([.K163]=15;1;0);IF([.L163]=15;1;0);IF([.M163]=15;1;0);IF([.I163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64]=15;1;0);IF([.K164]=15;1;0);IF([.L164]=15;1;0);IF([.M164]=15;1;0);IF([.I164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65]=15;1;0);IF([.K165]=15;1;0);IF([.L165]=15;1;0);IF([.M165]=15;1;0);IF([.I165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66]=15;1;0);IF([.K166]=15;1;0);IF([.L166]=15;1;0);IF([.M166]=15;1;0);IF([.I166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67]=15;1;0);IF([.K167]=15;1;0);IF([.L167]=15;1;0);IF([.M167]=15;1;0);IF([.I167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1048408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</table:table>
      <table:table table:name="SemThreshold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4" table:default-cell-style-name="ce1"/>
        <table:table-column table:style-name="co8" table:default-cell-style-name="ce4"/>
        <table:table-column table:style-name="co3" table:default-cell-style-name="ce5"/>
        <table:table-column table:style-name="co3" table:default-cell-style-name="ce6"/>
        <table:table-column table:style-name="co9" table:default-cell-style-name="ce7"/>
        <table:table-column table:style-name="co3" table:default-cell-style-name="ce8"/>
        <table:table-column table:style-name="co12" table:default-cell-style-name="ce9"/>
        <table:table-column table:style-name="co3" table:number-columns-repeated="1000" table:default-cell-style-name="ce2"/>
        <table:table-column table:style-name="co3" table:number-columns-repeated="10" table:default-cell-style-name="Default"/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style-name="ce3" office:value-type="string" calcext:value-type="string" table:number-columns-spanned="5" table:number-rows-spanned="1">
            <text:p>Melhor Caso</text:p>
          </table:table-cell>
          <table:covered-table-cell table:number-columns-repeated="4"/>
          <table:table-cell office:value-type="string" calcext:value-type="string">
            <text:p>Com Precisa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ste Numero</text:p>
          </table:table-cell>
          <table:table-cell table:content-validation-name="val1" office:value-type="string" calcext:value-type="string">
            <text:p>Parte do Campo</text:p>
          </table:table-cell>
          <table:table-cell table:content-validation-name="val2" office:value-type="string" calcext:value-type="string">
            <text:p>Contraste</text:p>
          </table:table-cell>
          <table:table-cell table:content-validation-name="val3" office:value-type="string" calcext:value-type="string">
            <text:p>Brilho</text:p>
          </table:table-cell>
          <table:table-cell table:content-validation-name="val4" office:value-type="string" calcext:value-type="string">
            <text:p>Threshold</text:p>
          </table:table-cell>
          <table:table-cell office:value-type="string" calcext:value-type="string">
            <office:annotation draw:style-name="gr1" draw:text-style-name="P1" svg:width="2.899cm" svg:height="1.781cm" svg:x="17.558cm" svg:y="0.451cm" draw:caption-point-x="-0.61cm" draw:caption-point-y="0.01cm">
              <dc:date>2016-07-29T00:00:00</dc:date>
              <text:p text:style-name="P1"><text:span text:style-name="T1">Total de Objetos detectados pela detecção de contornos.</text:span></text:p>
            </office:annotation>
            <text:p>Qtd de Detectados</text:p>
          </table:table-cell>
          <table:table-cell office:value-type="string" calcext:value-type="string">
            <office:annotation draw:style-name="gr1" draw:text-style-name="P1" svg:width="2.899cm" svg:height="1.781cm" svg:x="22.35cm" svg:y="0.451cm" draw:caption-point-x="-0.61cm" draw:caption-point-y="0.01cm">
              <dc:date>2016-07-29T00:00:00</dc:date>
              <text:p text:style-name="P1"><text:span text:style-name="T1">Objetos CorCalibrada após processamento</text:span></text:p>
            </office:annotation>
            <text:p>Objectos-Cor Encontrados</text:p>
          </table:table-cell>
          <table:table-cell office:value-type="string" calcext:value-type="string">
            <office:annotation draw:style-name="gr1" draw:text-style-name="P1" svg:width="2.899cm" svg:height="4.151cm" svg:x="24.468cm" svg:y="0cm" draw:caption-point-x="-0.61cm" draw:caption-point-y="0.461cm">
              <dc:date>2016-07-29T00:00:00</dc:date>
              <text:p text:style-name="P1"><text:span text:style-name="T1">Considera-se objeto encontrado o objeto com preenchimento não somente bordas e </text:span></text:p>
              <text:p text:style-name="P1"><text:span text:style-name="T1">somente de uma mesma cor</text:span></text:p>
              <text:p text:style-name="P1"><text:span text:style-name="T1"/></text:p>
            </office:annotation>
            <text:p>Cores Encotradas</text:p>
          </table:table-cell>
          <table:table-cell office:value-type="string" calcext:value-type="string">
            <text:p>Qtd Azul</text:p>
          </table:table-cell>
          <table:table-cell office:value-type="string" calcext:value-type="string">
            <text:p>Qtd Amarelo</text:p>
          </table:table-cell>
          <table:table-cell office:value-type="string" calcext:value-type="string">
            <text:p>Qtd Laranja</text:p>
          </table:table-cell>
          <table:table-cell office:value-type="string" calcext:value-type="string">
            <text:p>Qtd Verde</text:p>
          </table:table-cell>
          <table:table-cell office:value-type="string" calcext:value-type="string">
            <text:p>Qtd Vermelho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3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IF([.I3];1;0);IF([.J3];1;0);IF([.K3];1;0);IF([.L3];1;0);IF([.M3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IF([.I4];1;0);IF([.J4];1;0);IF([.K4];1;0);IF([.L4];1;0);IF([.M4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IF([.I5];1;0);IF([.J5];1;0);IF([.K5];1;0);IF([.L5];1;0);IF([.M5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IF([.I6];1;0);IF([.J6];1;0);IF([.K6];1;0);IF([.L6];1;0);IF([.M6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IF([.I7];1;0);IF([.J7];1;0);IF([.K7];1;0);IF([.L7];1;0);IF([.M7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74</text:p>
          </table:table-cell>
          <table:table-cell office:value-type="float" office:value="22" calcext:value-type="float">
            <text:p>2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8];1;0);IF([.J8];1;0);IF([.K8];1;0);IF([.L8];1;0);IF([.M8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41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9];1;0);IF([.J9];1;0);IF([.K9];1;0);IF([.L9];1;0);IF([.M9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35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10];1;0);IF([.J10];1;0);IF([.K10];1;0);IF([.L10];1;0);IF([.M10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2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11];1;0);IF([.J11];1;0);IF([.K11];1;0);IF([.L11];1;0);IF([.M11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1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12];1;0);IF([.J12];1;0);IF([.K12];1;0);IF([.L12];1;0);IF([.M12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7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IF([.I13];1;0);IF([.J13];1;0);IF([.K13];1;0);IF([.L13];1;0);IF([.M13];1;0)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67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I14];1;0);IF([.J14];1;0);IF([.K14];1;0);IF([.L14];1;0);IF([.M14];1;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5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I15];1;0);IF([.J15];1;0);IF([.K15];1;0);IF([.L15];1;0);IF([.M15];1;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3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I16];1;0);IF([.J16];1;0);IF([.K16];1;0);IF([.L16];1;0);IF([.M16];1;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32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17];1;0);IF([.J17];1;0);IF([.K17];1;0);IF([.L17];1;0);IF([.M17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9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SUM(IF([.I18];1;0);IF([.J18];1;0);IF([.K18];1;0);IF([.L18];1;0);IF([.M18];1;0))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1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office:annotation draw:style-name="gr1" draw:text-style-name="P1" svg:width="2.899cm" svg:height="1.781cm" svg:x="26.047cm" svg:y="6.628cm" draw:caption-point-x="-0.61cm" draw:caption-point-y="1.51cm">
              <dc:date>2016-07-29T00:00:00</dc:date>
              <text:p text:style-name="P1"><text:span text:style-name="T1">Tamanho ½ do tamanho do quadrado</text:span></text:p>
              <text:p text:style-name="P1"><text:span text:style-name="T1"/></text:p>
            </office:annotation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SUM(IF([.I19];1;0);IF([.J19];1;0);IF([.K19];1;0);IF([.L19];1;0);IF([.M19];1;0))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2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office:annotation draw:style-name="gr2" draw:text-style-name="P1" svg:width="2.899cm" svg:height="0.67cm" svg:x="26.047cm" svg:y="7.079cm" draw:caption-point-x="-0.61cm" draw:caption-point-y="1.51cm">
              <dc:date>2016-07-29T00:00:00</dc:date>
              <text:p/>
            </office:annotation>
            <text:p>6</text:p>
          </table:table-cell>
          <table:table-cell table:number-columns-repeated="4" office:value-type="float" office:value="15" calcext:value-type="float">
            <text:p>15</text:p>
          </table:table-cell>
          <table:table-cell table:formula="of:=SUM(IF([.I20];1;0);IF([.J20];1;0);IF([.K20];1;0);IF([.L20];1;0);IF([.M20];1;0))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58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IF([.I21];1;0);IF([.J21];1;0);IF([.K21];1;0);IF([.L21];1;0);IF([.M21];1;0))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4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UM(IF([.I22];1;0);IF([.J22];1;0);IF([.K22];1;0);IF([.L22];1;0);IF([.M22];1;0))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113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23];1;0);IF([.J23];1;0);IF([.K23];1;0);IF([.L23];1;0);IF([.M23];1;0))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24];1;0);IF([.J24];1;0);IF([.K24];1;0);IF([.L24];1;0);IF([.M24];1;0))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5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SUM(IF([.I25];1;0);IF([.J25];1;0);IF([.K25];1;0);IF([.L25];1;0);IF([.M25];1;0))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6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26];1;0);IF([.J26];1;0);IF([.K26];1;0);IF([.L26];1;0);IF([.M26];1;0))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5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27];1;0);IF([.J27];1;0);IF([.K27];1;0);IF([.L27];1;0);IF([.M27];1;0))" office:value-type="float" office:value="5" calcext:value-type="float">
            <text:p>5</text:p>
          </table:table-cell>
          <table:table-cell table:style-name="ce10" office:value-type="string" calcext:value-type="string">
            <text:p>Valores Maximos Obtidos nos 10 primeiros objetos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13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28];1;0);IF([.J28];1;0);IF([.K28];1;0);IF([.L28];1;0);IF([.M28];1;0))" office:value-type="float" office:value="4" calcext:value-type="float">
            <text:p>4</text:p>
          </table:table-cell>
          <table:table-cell table:style-name="ce11" table:number-columns-repeated="1000"/>
          <table:table-cell table:style-name="ce13" table:number-columns-repeated="9"/>
          <table:table-cell table:style-name="ce15"/>
        </table:table-row>
        <table:table-row table:style-name="ro1"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5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29];1;0);IF([.J29];1;0);IF([.K29];1;0);IF([.L29];1;0);IF([.M29];1;0))" office:value-type="float" office:value="4" calcext:value-type="float">
            <text:p>4</text:p>
          </table:table-cell>
          <table:table-cell table:number-columns-repeated="1009"/>
          <table:table-cell table:style-name="ce16"/>
        </table:table-row>
        <table:table-row table:style-name="ro1"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30];1;0);IF([.J30];1;0);IF([.K30];1;0);IF([.L30];1;0);IF([.M30];1;0))" office:value-type="float" office:value="4" calcext:value-type="float">
            <text:p>4</text:p>
          </table:table-cell>
          <table:table-cell table:number-columns-repeated="1009"/>
          <table:table-cell table:style-name="ce16"/>
        </table:table-row>
        <table:table-row table:style-name="ro1">
          <table:table-cell office:value-type="float" office:value="29" calcext:value-type="float">
            <text:p>2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59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31];1;0);IF([.J31];1;0);IF([.K31];1;0);IF([.L31];1;0);IF([.M31];1;0))" office:value-type="float" office:value="4" calcext:value-type="float">
            <text:p>4</text:p>
          </table:table-cell>
          <table:table-cell table:number-columns-repeated="1009"/>
          <table:table-cell table:style-name="ce16"/>
        </table:table-row>
        <table:table-row table:style-name="ro1"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5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SUM(IF([.I32];1;0);IF([.J32];1;0);IF([.K32];1;0);IF([.L32];1;0);IF([.M32];1;0))" office:value-type="float" office:value="4" calcext:value-type="float">
            <text:p>4</text:p>
          </table:table-cell>
          <table:table-cell table:style-name="ce12" table:number-columns-repeated="1000"/>
          <table:table-cell table:style-name="ce14" table:number-columns-repeated="9"/>
          <table:table-cell table:style-name="ce17"/>
        </table:table-row>
        <table:table-row table:style-name="ro1"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45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33];1;0);IF([.J33];1;0);IF([.K33];1;0);IF([.L33];1;0);IF([.M33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3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34];1;0);IF([.J34];1;0);IF([.K34];1;0);IF([.L34];1;0);IF([.M34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35];1;0);IF([.J35];1;0);IF([.K35];1;0);IF([.L35];1;0);IF([.M35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IF([.I36];1;0);IF([.J36];1;0);IF([.K36];1;0);IF([.L36];1;0);IF([.M36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IF([.I37];1;0);IF([.J37];1;0);IF([.K37];1;0);IF([.L37];1;0);IF([.M37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81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38];1;0);IF([.J38];1;0);IF([.K38];1;0);IF([.L38];1;0);IF([.M38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7" calcext:value-type="float">
            <text:p>3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54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39];1;0);IF([.J39];1;0);IF([.K39];1;0);IF([.L39];1;0);IF([.M39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8" calcext:value-type="float">
            <text:p>3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37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40];1;0);IF([.J40];1;0);IF([.K40];1;0);IF([.L40];1;0);IF([.M40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9" calcext:value-type="float">
            <text:p>3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29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41];1;0);IF([.J41];1;0);IF([.K41];1;0);IF([.L41];1;0);IF([.M41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2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42];1;0);IF([.J42];1;0);IF([.K42];1;0);IF([.L42];1;0);IF([.M42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1" calcext:value-type="float">
            <text:p>4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9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IF([.I43];1;0);IF([.J43];1;0);IF([.K43];1;0);IF([.L43];1;0);IF([.M43];1;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42" calcext:value-type="float">
            <text:p>4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SUM(IF([.I44];1;0);IF([.J44];1;0);IF([.K44];1;0);IF([.L44];1;0);IF([.M44];1;0))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float" office:value="43" calcext:value-type="float">
            <text:p>4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IF([.I45];1;0);IF([.J45];1;0);IF([.K45];1;0);IF([.L45];1;0);IF([.M45];1;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44" calcext:value-type="float">
            <text:p>4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40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46];1;0);IF([.J46];1;0);IF([.K46];1;0);IF([.L46];1;0);IF([.M46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5" calcext:value-type="float">
            <text:p>4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31</text:p>
          </table:table-cell>
          <table:table-cell office:value-type="float" office:value="22" calcext:value-type="float">
            <text:p>2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47];1;0);IF([.J47];1;0);IF([.K47];1;0);IF([.L47];1;0);IF([.M47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100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48];1;0);IF([.J48];1;0);IF([.K48];1;0);IF([.L48];1;0);IF([.M48];1;0))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47" calcext:value-type="float">
            <text:p>4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49];1;0);IF([.J49];1;0);IF([.K49];1;0);IF([.L49];1;0);IF([.M49];1;0))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48" calcext:value-type="float">
            <text:p>4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5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50];1;0);IF([.J50];1;0);IF([.K50];1;0);IF([.L50];1;0);IF([.M50];1;0))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49" calcext:value-type="float">
            <text:p>4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6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SUM(IF([.I51];1;0);IF([.J51];1;0);IF([.K51];1;0);IF([.L51];1;0);IF([.M51];1;0))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4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SUM(IF([.I52];1;0);IF([.J52];1;0);IF([.K52];1;0);IF([.L52];1;0);IF([.M52];1;0))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float" office:value="51" calcext:value-type="float">
            <text:p>5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120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SUM(IF([.I53];1;0);IF([.J53];1;0);IF([.K53];1;0);IF([.L53];1;0);IF([.M53];1;0))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2" calcext:value-type="float">
            <text:p>5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SUM(IF([.I54];1;0);IF([.J54];1;0);IF([.K54];1;0);IF([.L54];1;0);IF([.M54];1;0))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3" calcext:value-type="float">
            <text:p>5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70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5" calcext:value-type="float">
            <text:p>15</text:p>
          </table:table-cell>
          <table:table-cell table:formula="of:=SUM(IF([.I55];1;0);IF([.J55];1;0);IF([.K55];1;0);IF([.L55];1;0);IF([.M55];1;0))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4" calcext:value-type="float">
            <text:p>5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formula="of:=SUM(IF([.I56];1;0);IF([.J56];1;0);IF([.K56];1;0);IF([.L56];1;0);IF([.M56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5" calcext:value-type="float">
            <text:p>5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formula="of:=SUM(IF([.I57];1;0);IF([.J57];1;0);IF([.K57];1;0);IF([.L57];1;0);IF([.M57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6" calcext:value-type="float">
            <text:p>5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formula="of:=SUM(IF([.I58];1;0);IF([.J58];1;0);IF([.K58];1;0);IF([.L58];1;0);IF([.M58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7" calcext:value-type="float">
            <text:p>5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formula="of:=SUM(IF([.I59];1;0);IF([.J59];1;0);IF([.K59];1;0);IF([.L59];1;0);IF([.M59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8" calcext:value-type="float">
            <text:p>5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60];1;0);IF([.J60];1;0);IF([.K60];1;0);IF([.L60];1;0);IF([.M60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9" calcext:value-type="float">
            <text:p>5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61];1;0);IF([.J61];1;0);IF([.K61];1;0);IF([.L61];1;0);IF([.M61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0" calcext:value-type="float">
            <text:p>6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62];1;0);IF([.J62];1;0);IF([.K62];1;0);IF([.L62];1;0);IF([.M62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1" calcext:value-type="float">
            <text:p>6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63];1;0);IF([.J63];1;0);IF([.K63];1;0);IF([.L63];1;0);IF([.M63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2" calcext:value-type="float">
            <text:p>6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64];1;0);IF([.J64];1;0);IF([.K64];1;0);IF([.L64];1;0);IF([.M64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3" calcext:value-type="float">
            <text:p>6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65];1;0);IF([.J65];1;0);IF([.K65];1;0);IF([.L65];1;0);IF([.M65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4" calcext:value-type="float">
            <text:p>6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66];1;0);IF([.J66];1;0);IF([.K66];1;0);IF([.L66];1;0);IF([.M66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5" calcext:value-type="float">
            <text:p>6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67];1;0);IF([.J67];1;0);IF([.K67];1;0);IF([.L67];1;0);IF([.M67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6" calcext:value-type="float">
            <text:p>6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68];1;0);IF([.J68];1;0);IF([.K68];1;0);IF([.L68];1;0);IF([.M68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7" calcext:value-type="float">
            <text:p>6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69];1;0);IF([.J69];1;0);IF([.K69];1;0);IF([.L69];1;0);IF([.M69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8" calcext:value-type="float">
            <text:p>6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70];1;0);IF([.J70];1;0);IF([.K70];1;0);IF([.L70];1;0);IF([.M70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9" calcext:value-type="float">
            <text:p>6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71];1;0);IF([.J71];1;0);IF([.K71];1;0);IF([.L71];1;0);IF([.M71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70" calcext:value-type="float">
            <text:p>7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72];1;0);IF([.J72];1;0);IF([.K72];1;0);IF([.L72];1;0);IF([.M72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71" calcext:value-type="float">
            <text:p>7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73];1;0);IF([.J73];1;0);IF([.K73];1;0);IF([.L73];1;0);IF([.M73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72" calcext:value-type="float">
            <text:p>7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74];1;0);IF([.J74];1;0);IF([.K74];1;0);IF([.L74];1;0);IF([.M74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73" calcext:value-type="float">
            <text:p>7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75];1;0);IF([.J75];1;0);IF([.K75];1;0);IF([.L75];1;0);IF([.M75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74" calcext:value-type="float">
            <text:p>7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76];1;0);IF([.J76];1;0);IF([.K76];1;0);IF([.L76];1;0);IF([.M76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75" calcext:value-type="float">
            <text:p>7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77];1;0);IF([.J77];1;0);IF([.K77];1;0);IF([.L77];1;0);IF([.M77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76" calcext:value-type="float">
            <text:p>7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78];1;0);IF([.J78];1;0);IF([.K78];1;0);IF([.L78];1;0);IF([.M78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77" calcext:value-type="float">
            <text:p>7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79];1;0);IF([.J79];1;0);IF([.K79];1;0);IF([.L79];1;0);IF([.M79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78" calcext:value-type="float">
            <text:p>7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80];1;0);IF([.J80];1;0);IF([.K80];1;0);IF([.L80];1;0);IF([.M80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79" calcext:value-type="float">
            <text:p>7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81];1;0);IF([.J81];1;0);IF([.K81];1;0);IF([.L81];1;0);IF([.M81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80" calcext:value-type="float">
            <text:p>8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82];1;0);IF([.J82];1;0);IF([.K82];1;0);IF([.L82];1;0);IF([.M82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81" calcext:value-type="float">
            <text:p>8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83];1;0);IF([.J83];1;0);IF([.K83];1;0);IF([.L83];1;0);IF([.M83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82" calcext:value-type="float">
            <text:p>8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84];1;0);IF([.J84];1;0);IF([.K84];1;0);IF([.L84];1;0);IF([.M84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83" calcext:value-type="float">
            <text:p>8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85];1;0);IF([.J85];1;0);IF([.K85];1;0);IF([.L85];1;0);IF([.M85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84" calcext:value-type="float">
            <text:p>8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86];1;0);IF([.J86];1;0);IF([.K86];1;0);IF([.L86];1;0);IF([.M86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85" calcext:value-type="float">
            <text:p>8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87];1;0);IF([.J87];1;0);IF([.K87];1;0);IF([.L87];1;0);IF([.M87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86" calcext:value-type="float">
            <text:p>8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88];1;0);IF([.J88];1;0);IF([.K88];1;0);IF([.L88];1;0);IF([.M88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87" calcext:value-type="float">
            <text:p>8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89];1;0);IF([.J89];1;0);IF([.K89];1;0);IF([.L89];1;0);IF([.M89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88" calcext:value-type="float">
            <text:p>8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90];1;0);IF([.J90];1;0);IF([.K90];1;0);IF([.L90];1;0);IF([.M90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89" calcext:value-type="float">
            <text:p>8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91];1;0);IF([.J91];1;0);IF([.K91];1;0);IF([.L91];1;0);IF([.M91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0" calcext:value-type="float">
            <text:p>9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92];1;0);IF([.J92];1;0);IF([.K92];1;0);IF([.L92];1;0);IF([.M92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1" calcext:value-type="float">
            <text:p>9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93];1;0);IF([.J93];1;0);IF([.K93];1;0);IF([.L93];1;0);IF([.M93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2" calcext:value-type="float">
            <text:p>9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94];1;0);IF([.J94];1;0);IF([.K94];1;0);IF([.L94];1;0);IF([.M94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3" calcext:value-type="float">
            <text:p>9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95];1;0);IF([.J95];1;0);IF([.K95];1;0);IF([.L95];1;0);IF([.M95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4" calcext:value-type="float">
            <text:p>9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96];1;0);IF([.J96];1;0);IF([.K96];1;0);IF([.L96];1;0);IF([.M96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5" calcext:value-type="float">
            <text:p>9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97];1;0);IF([.J97];1;0);IF([.K97];1;0);IF([.L97];1;0);IF([.M97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6" calcext:value-type="float">
            <text:p>9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98];1;0);IF([.J98];1;0);IF([.K98];1;0);IF([.L98];1;0);IF([.M98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7" calcext:value-type="float">
            <text:p>9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99];1;0);IF([.J99];1;0);IF([.K99];1;0);IF([.L99];1;0);IF([.M99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8" calcext:value-type="float">
            <text:p>9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00];1;0);IF([.J100];1;0);IF([.K100];1;0);IF([.L100];1;0);IF([.M100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9" calcext:value-type="float">
            <text:p>9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01];1;0);IF([.J101];1;0);IF([.K101];1;0);IF([.L101];1;0);IF([.M101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02];1;0);IF([.J102];1;0);IF([.K102];1;0);IF([.L102];1;0);IF([.M102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1" calcext:value-type="float">
            <text:p>10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03];1;0);IF([.J103];1;0);IF([.K103];1;0);IF([.L103];1;0);IF([.M103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2" calcext:value-type="float">
            <text:p>10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04];1;0);IF([.J104];1;0);IF([.K104];1;0);IF([.L104];1;0);IF([.M104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3" calcext:value-type="float">
            <text:p>10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05];1;0);IF([.J105];1;0);IF([.K105];1;0);IF([.L105];1;0);IF([.M105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4" calcext:value-type="float">
            <text:p>10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06];1;0);IF([.J106];1;0);IF([.K106];1;0);IF([.L106];1;0);IF([.M106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5" calcext:value-type="float">
            <text:p>10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07];1;0);IF([.J107];1;0);IF([.K107];1;0);IF([.L107];1;0);IF([.M107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6" calcext:value-type="float">
            <text:p>10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08];1;0);IF([.J108];1;0);IF([.K108];1;0);IF([.L108];1;0);IF([.M108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7" calcext:value-type="float">
            <text:p>10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09];1;0);IF([.J109];1;0);IF([.K109];1;0);IF([.L109];1;0);IF([.M109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8" calcext:value-type="float">
            <text:p>10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10];1;0);IF([.J110];1;0);IF([.K110];1;0);IF([.L110];1;0);IF([.M110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9" calcext:value-type="float">
            <text:p>10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11];1;0);IF([.J111];1;0);IF([.K111];1;0);IF([.L111];1;0);IF([.M111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10" calcext:value-type="float">
            <text:p>11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12];1;0);IF([.J112];1;0);IF([.K112];1;0);IF([.L112];1;0);IF([.M112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11" calcext:value-type="float">
            <text:p>11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13];1;0);IF([.J113];1;0);IF([.K113];1;0);IF([.L113];1;0);IF([.M113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12" calcext:value-type="float">
            <text:p>11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14];1;0);IF([.J114];1;0);IF([.K114];1;0);IF([.L114];1;0);IF([.M114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13" calcext:value-type="float">
            <text:p>11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15];1;0);IF([.J115];1;0);IF([.K115];1;0);IF([.L115];1;0);IF([.M115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14" calcext:value-type="float">
            <text:p>11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16];1;0);IF([.J116];1;0);IF([.K116];1;0);IF([.L116];1;0);IF([.M116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15" calcext:value-type="float">
            <text:p>11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17];1;0);IF([.J117];1;0);IF([.K117];1;0);IF([.L117];1;0);IF([.M117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16" calcext:value-type="float">
            <text:p>11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18];1;0);IF([.J118];1;0);IF([.K118];1;0);IF([.L118];1;0);IF([.M118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17" calcext:value-type="float">
            <text:p>11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19];1;0);IF([.J119];1;0);IF([.K119];1;0);IF([.L119];1;0);IF([.M119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18" calcext:value-type="float">
            <text:p>11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20];1;0);IF([.J120];1;0);IF([.K120];1;0);IF([.L120];1;0);IF([.M120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19" calcext:value-type="float">
            <text:p>11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21];1;0);IF([.J121];1;0);IF([.K121];1;0);IF([.L121];1;0);IF([.M121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20" calcext:value-type="float">
            <text:p>12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22];1;0);IF([.J122];1;0);IF([.K122];1;0);IF([.L122];1;0);IF([.M122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21" calcext:value-type="float">
            <text:p>12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23];1;0);IF([.J123];1;0);IF([.K123];1;0);IF([.L123];1;0);IF([.M123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22" calcext:value-type="float">
            <text:p>12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24];1;0);IF([.J124];1;0);IF([.K124];1;0);IF([.L124];1;0);IF([.M124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23" calcext:value-type="float">
            <text:p>12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25];1;0);IF([.J125];1;0);IF([.K125];1;0);IF([.L125];1;0);IF([.M125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24" calcext:value-type="float">
            <text:p>12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26];1;0);IF([.J126];1;0);IF([.K126];1;0);IF([.L126];1;0);IF([.M126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25" calcext:value-type="float">
            <text:p>12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27];1;0);IF([.J127];1;0);IF([.K127];1;0);IF([.L127];1;0);IF([.M127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26" calcext:value-type="float">
            <text:p>12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28];1;0);IF([.J128];1;0);IF([.K128];1;0);IF([.L128];1;0);IF([.M128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1048447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</table:table>
      <table:named-expressions/>
      <table:database-ranges>
        <table:database-range table:name="A" table:target-range-address="Sheet1.B2:Sheet1.B30" table:orientation="column"/>
        <table:database-range table:name="Ac" table:target-range-address="Sheet1.B2:Sheet1.B30" table:orientation="column"/>
        <table:database-range table:name="v" table:target-range-address="Sheet1.B2:Sheet1.B30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 style:data-style-name="N2" text:time-value="17:38:57.5355969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08:45:37.527851085</meta:creation-date>
    <dc:date>2016-07-29T22:07:51.734009504</dc:date>
    <meta:editing-duration>PT5H45M13S</meta:editing-duration>
    <meta:editing-cycles>276</meta:editing-cycles>
    <meta:generator>LibreOffice/4.2.8.2$Linux_X86_64 LibreOffice_project/420m0$Build-2</meta:generator>
    <meta:document-statistic meta:table-count="3" meta:cell-count="3479" meta:object-count="0"/>
    <meta:user-defined meta:name="qrichtext">1</meta:user-defined>
  </office:meta>
</office:document-meta>
</file>